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1.9375in" table:align="left"/>
    </style:style>
    <style:style style:name="Table3.A" style:family="table-column">
      <style:table-column-properties style:column-width="1in"/>
    </style:style>
    <style:style style:name="Table3.B" style:family="table-column">
      <style:table-column-properties style:column-width="0.9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1542in" style:rel-column-width="10922*"/>
    </style:style>
    <style:style style:name="Table5.F" style:family="table-column">
      <style:table-column-properties style:column-width="1.1542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F" style:family="table-column">
      <style:table-column-properties style:column-width="1.1542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officeooo:rsid="0029a0c2" officeooo:paragraph-rsid="0029a0c2"/>
    </style:style>
    <style:style style:name="P6" style:family="paragraph" style:parent-style-name="Standard">
      <style:text-properties officeooo:paragraph-rsid="001f2329"/>
    </style:style>
    <style:style style:name="P7" style:family="paragraph" style:parent-style-name="Standard">
      <style:text-properties officeooo:rsid="0020141e" officeooo:paragraph-rsid="0020141e"/>
    </style:style>
    <style:style style:name="P8" style:family="paragraph" style:parent-style-name="Standard">
      <style:text-properties officeooo:rsid="0021b910" officeooo:paragraph-rsid="0021b910"/>
    </style:style>
    <style:style style:name="P9" style:family="paragraph" style:parent-style-name="Standard">
      <style:text-properties officeooo:rsid="00240696" officeooo:paragraph-rsid="00240696"/>
    </style:style>
    <style:style style:name="P10" style:family="paragraph" style:parent-style-name="Standard">
      <style:text-properties officeooo:rsid="0027947f" officeooo:paragraph-rsid="0027947f"/>
    </style:style>
    <style:style style:name="P11" style:family="paragraph" style:parent-style-name="Standard">
      <style:text-properties officeooo:rsid="00297748" officeooo:paragraph-rsid="00297748"/>
    </style:style>
    <style:style style:name="P12" style:family="paragraph" style:parent-style-name="Standard">
      <style:text-properties officeooo:rsid="0029a0c2" officeooo:paragraph-rsid="0029a0c2"/>
    </style:style>
    <style:style style:name="P13" style:family="paragraph" style:parent-style-name="Standard">
      <style:text-properties officeooo:paragraph-rsid="0032c6b8"/>
    </style:style>
    <style:style style:name="P14" style:family="paragraph" style:parent-style-name="Standard">
      <style:text-properties officeooo:rsid="00359c0c" officeooo:paragraph-rsid="00359c0c"/>
    </style:style>
    <style:style style:name="P15" style:family="paragraph" style:parent-style-name="Standard">
      <style:text-properties officeooo:rsid="00387668" officeooo:paragraph-rsid="00387668"/>
    </style:style>
    <style:style style:name="P16" style:family="paragraph" style:parent-style-name="Standard">
      <style:text-properties officeooo:rsid="003bc6c6" officeooo:paragraph-rsid="003bc6c6"/>
    </style:style>
    <style:style style:name="P17" style:family="paragraph" style:parent-style-name="Standard">
      <style:text-properties officeooo:rsid="003d736d" officeooo:paragraph-rsid="003d736d"/>
    </style:style>
    <style:style style:name="P18" style:family="paragraph" style:parent-style-name="Standard">
      <style:text-properties officeooo:rsid="004383cf" officeooo:paragraph-rsid="004383cf"/>
    </style:style>
    <style:style style:name="P19" style:family="paragraph" style:parent-style-name="Standard">
      <style:text-properties officeooo:rsid="004823e9" officeooo:paragraph-rsid="004823e9"/>
    </style:style>
    <style:style style:name="P20" style:family="paragraph" style:parent-style-name="Standard">
      <style:text-properties officeooo:rsid="00499970" officeooo:paragraph-rsid="00499970"/>
    </style:style>
    <style:style style:name="P21" style:family="paragraph" style:parent-style-name="Standard">
      <style:text-properties officeooo:rsid="004b2ea7" officeooo:paragraph-rsid="004b2ea7"/>
    </style:style>
    <style:style style:name="P22" style:family="paragraph" style:parent-style-name="Standard">
      <style:text-properties officeooo:rsid="004b97e5" officeooo:paragraph-rsid="004b97e5"/>
    </style:style>
    <style:style style:name="P23" style:family="paragraph" style:parent-style-name="Standard">
      <style:text-properties officeooo:rsid="004d4c68" officeooo:paragraph-rsid="004d4c68"/>
    </style:style>
    <style:style style:name="P24" style:family="paragraph" style:parent-style-name="Standard">
      <style:text-properties officeooo:rsid="004fcddf" officeooo:paragraph-rsid="004fcddf"/>
    </style:style>
    <style:style style:name="P25" style:family="paragraph" style:parent-style-name="Standard">
      <style:text-properties officeooo:rsid="00519900" officeooo:paragraph-rsid="00519900"/>
    </style:style>
    <style:style style:name="P26" style:family="paragraph" style:parent-style-name="Standard">
      <style:text-properties officeooo:rsid="0055bc4f" officeooo:paragraph-rsid="0055bc4f"/>
    </style:style>
    <style:style style:name="P27" style:family="paragraph" style:parent-style-name="Standard">
      <style:text-properties officeooo:rsid="0057075a" officeooo:paragraph-rsid="0057075a"/>
    </style:style>
    <style:style style:name="P28" style:family="paragraph" style:parent-style-name="Standard">
      <style:text-properties officeooo:rsid="0059cf4c" officeooo:paragraph-rsid="0059cf4c"/>
    </style:style>
    <style:style style:name="P29" style:family="paragraph" style:parent-style-name="Standard">
      <style:text-properties officeooo:rsid="005a301e" officeooo:paragraph-rsid="005a301e"/>
    </style:style>
    <style:style style:name="P30" style:family="paragraph" style:parent-style-name="Standard">
      <style:text-properties officeooo:rsid="005219d2" officeooo:paragraph-rsid="005219d2"/>
    </style:style>
    <style:style style:name="P31" style:family="paragraph" style:parent-style-name="Standard">
      <style:text-properties officeooo:rsid="005c1c4a" officeooo:paragraph-rsid="005c1c4a"/>
    </style:style>
    <style:style style:name="P32" style:family="paragraph" style:parent-style-name="Standard">
      <style:text-properties officeooo:rsid="005cbebe" officeooo:paragraph-rsid="005cbebe"/>
    </style:style>
    <style:style style:name="P33" style:family="paragraph" style:parent-style-name="Standard">
      <style:text-properties officeooo:rsid="005fdb5a" officeooo:paragraph-rsid="005fdb5a"/>
    </style:style>
    <style:style style:name="P34" style:family="paragraph" style:parent-style-name="Standard">
      <style:text-properties officeooo:rsid="00643c04" officeooo:paragraph-rsid="00643c04"/>
    </style:style>
    <style:style style:name="P35" style:family="paragraph" style:parent-style-name="Standard">
      <style:text-properties officeooo:rsid="0066bca1" officeooo:paragraph-rsid="0066bca1"/>
    </style:style>
    <style:style style:name="P36" style:family="paragraph" style:parent-style-name="Standard">
      <style:text-properties officeooo:rsid="0068a247" officeooo:paragraph-rsid="0068a247"/>
    </style:style>
    <style:style style:name="P37" style:family="paragraph" style:parent-style-name="Standard">
      <style:text-properties officeooo:rsid="0068a247" officeooo:paragraph-rsid="006db094"/>
    </style:style>
    <style:style style:name="P38" style:family="paragraph" style:parent-style-name="Standard">
      <style:text-properties officeooo:rsid="0068a247" officeooo:paragraph-rsid="007c0f67"/>
    </style:style>
    <style:style style:name="P39" style:family="paragraph" style:parent-style-name="Standard">
      <style:text-properties officeooo:rsid="0068d11a" officeooo:paragraph-rsid="0068d11a"/>
    </style:style>
    <style:style style:name="P40" style:family="paragraph" style:parent-style-name="Standard">
      <style:text-properties officeooo:rsid="006a09b2" officeooo:paragraph-rsid="006a09b2"/>
    </style:style>
    <style:style style:name="P41" style:family="paragraph" style:parent-style-name="Standard">
      <style:text-properties officeooo:rsid="006b6cf2" officeooo:paragraph-rsid="006b6cf2"/>
    </style:style>
    <style:style style:name="P42" style:family="paragraph" style:parent-style-name="Standard">
      <style:text-properties officeooo:rsid="006bad97" officeooo:paragraph-rsid="006bad97"/>
    </style:style>
    <style:style style:name="P43" style:family="paragraph" style:parent-style-name="Standard">
      <style:text-properties officeooo:rsid="006da027" officeooo:paragraph-rsid="006da027"/>
    </style:style>
    <style:style style:name="P44" style:family="paragraph" style:parent-style-name="Standard">
      <style:text-properties fo:font-size="10pt" officeooo:rsid="006da027" officeooo:paragraph-rsid="006da027" style:font-size-asian="10pt" style:font-size-complex="10pt"/>
    </style:style>
    <style:style style:name="P45" style:family="paragraph" style:parent-style-name="Standard">
      <style:text-properties officeooo:rsid="006db094" officeooo:paragraph-rsid="006db094"/>
    </style:style>
    <style:style style:name="P46" style:family="paragraph" style:parent-style-name="Standard">
      <style:text-properties officeooo:rsid="006db094" officeooo:paragraph-rsid="007c0f67"/>
    </style:style>
    <style:style style:name="P47" style:family="paragraph" style:parent-style-name="Standard">
      <style:text-properties officeooo:rsid="006db094" officeooo:paragraph-rsid="00819125"/>
    </style:style>
    <style:style style:name="P48" style:family="paragraph" style:parent-style-name="Standard">
      <style:text-properties officeooo:rsid="006db094" officeooo:paragraph-rsid="0083a10d"/>
    </style:style>
    <style:style style:name="P49" style:family="paragraph" style:parent-style-name="Standard">
      <style:text-properties officeooo:rsid="006ef216" officeooo:paragraph-rsid="006ef216"/>
    </style:style>
    <style:style style:name="P50" style:family="paragraph" style:parent-style-name="Standard">
      <style:text-properties officeooo:rsid="00770d48" officeooo:paragraph-rsid="00770d48"/>
    </style:style>
    <style:style style:name="P51" style:family="paragraph" style:parent-style-name="Standard">
      <style:text-properties officeooo:rsid="007abd4d" officeooo:paragraph-rsid="007abd4d"/>
    </style:style>
    <style:style style:name="P52" style:family="paragraph" style:parent-style-name="Standard">
      <style:text-properties officeooo:rsid="007c9eb5" officeooo:paragraph-rsid="007c9eb5"/>
    </style:style>
    <style:style style:name="P53" style:family="paragraph" style:parent-style-name="Standard">
      <style:text-properties officeooo:rsid="007d6ddc" officeooo:paragraph-rsid="007d6ddc"/>
    </style:style>
    <style:style style:name="P54" style:family="paragraph" style:parent-style-name="Standard">
      <style:text-properties officeooo:rsid="007de4c6" officeooo:paragraph-rsid="007de4c6"/>
    </style:style>
    <style:style style:name="P55" style:family="paragraph" style:parent-style-name="Standard">
      <style:text-properties officeooo:rsid="00802252" officeooo:paragraph-rsid="00802252"/>
    </style:style>
    <style:style style:name="P56" style:family="paragraph" style:parent-style-name="Standard">
      <style:text-properties officeooo:rsid="00819125" officeooo:paragraph-rsid="00819125"/>
    </style:style>
    <style:style style:name="P57" style:family="paragraph" style:parent-style-name="Standard">
      <style:text-properties officeooo:rsid="00819125" officeooo:paragraph-rsid="0083a10d"/>
    </style:style>
    <style:style style:name="P58" style:family="paragraph" style:parent-style-name="Standard">
      <style:text-properties officeooo:rsid="00859b4a" officeooo:paragraph-rsid="00859b4a"/>
    </style:style>
    <style:style style:name="P59" style:family="paragraph" style:parent-style-name="Standard">
      <style:text-properties officeooo:rsid="0087b1d4" officeooo:paragraph-rsid="0087b1d4"/>
    </style:style>
    <style:style style:name="P60" style:family="paragraph" style:parent-style-name="Text_20_body">
      <style:text-properties officeooo:rsid="003f23ac" officeooo:paragraph-rsid="003f23ac"/>
    </style:style>
    <style:style style:name="P61" style:family="paragraph" style:parent-style-name="Text_20_body">
      <style:text-properties officeooo:rsid="0040c675" officeooo:paragraph-rsid="0040c675"/>
    </style:style>
    <style:style style:name="P62" style:family="paragraph" style:parent-style-name="Text_20_body">
      <style:text-properties officeooo:rsid="006137b9" officeooo:paragraph-rsid="006137b9"/>
    </style:style>
    <style:style style:name="P63" style:family="paragraph" style:parent-style-name="Text_20_body">
      <style:text-properties officeooo:rsid="00736c33" officeooo:paragraph-rsid="00736c33"/>
    </style:style>
    <style:style style:name="P64" style:family="paragraph" style:parent-style-name="Text_20_body">
      <style:text-properties officeooo:rsid="0074bb6a" officeooo:paragraph-rsid="0074bb6a"/>
    </style:style>
    <style:style style:name="P65" style:family="paragraph" style:parent-style-name="Text_20_body">
      <style:text-properties officeooo:rsid="0072d227" officeooo:paragraph-rsid="0072d227"/>
    </style:style>
    <style:style style:name="P66" style:family="paragraph" style:parent-style-name="Text_20_body">
      <style:text-properties officeooo:rsid="006f929a" officeooo:paragraph-rsid="006f929a"/>
    </style:style>
    <style:style style:name="P67" style:family="paragraph" style:parent-style-name="Text_20_body">
      <style:text-properties officeooo:rsid="006f464d" officeooo:paragraph-rsid="006f464d"/>
    </style:style>
    <style:style style:name="P68" style:family="paragraph" style:parent-style-name="Text_20_body">
      <style:text-properties officeooo:rsid="00819125" officeooo:paragraph-rsid="00819125"/>
    </style:style>
    <style:style style:name="P69" style:family="paragraph" style:parent-style-name="Text_20_body">
      <style:text-properties officeooo:rsid="00881576" officeooo:paragraph-rsid="00881576"/>
    </style:style>
    <style:style style:name="P70" style:family="paragraph" style:parent-style-name="Text_20_body">
      <style:text-properties officeooo:rsid="00881576" officeooo:paragraph-rsid="008acd98"/>
    </style:style>
    <style:style style:name="P71" style:family="paragraph" style:parent-style-name="Text_20_body">
      <style:text-properties officeooo:rsid="008acd98" officeooo:paragraph-rsid="008b5f5a"/>
    </style:style>
    <style:style style:name="P72" style:family="paragraph" style:parent-style-name="Text_20_body">
      <style:text-properties officeooo:rsid="008cb02c" officeooo:paragraph-rsid="008cb02c"/>
    </style:style>
    <style:style style:name="P73" style:family="paragraph" style:parent-style-name="Text_20_body">
      <style:text-properties officeooo:rsid="008dedf1" officeooo:paragraph-rsid="008dedf1"/>
    </style:style>
    <style:style style:name="P74" style:family="paragraph" style:parent-style-name="Text_20_body">
      <style:text-properties officeooo:rsid="008dedf1" officeooo:paragraph-rsid="008e7e72"/>
    </style:style>
    <style:style style:name="P75" style:family="paragraph" style:parent-style-name="Text_20_body">
      <style:text-properties officeooo:rsid="008e7e72" officeooo:paragraph-rsid="008e7e72"/>
    </style:style>
    <style:style style:name="P76" style:family="paragraph" style:parent-style-name="Text_20_body">
      <style:text-properties officeooo:rsid="00905c0a" officeooo:paragraph-rsid="00905c0a"/>
    </style:style>
    <style:style style:name="P77" style:family="paragraph" style:parent-style-name="Text_20_body">
      <style:text-properties officeooo:rsid="00918439" officeooo:paragraph-rsid="00918439"/>
    </style:style>
    <style:style style:name="P78" style:family="paragraph" style:parent-style-name="Text_20_body">
      <style:text-properties officeooo:rsid="00936c77" officeooo:paragraph-rsid="00936c77"/>
    </style:style>
    <style:style style:name="P79" style:family="paragraph" style:parent-style-name="Text_20_body">
      <style:text-properties officeooo:rsid="0094fcb9" officeooo:paragraph-rsid="0094fcb9"/>
    </style:style>
    <style:style style:name="P80" style:family="paragraph" style:parent-style-name="Text_20_body">
      <style:text-properties fo:font-style="italic" officeooo:rsid="009705de" officeooo:paragraph-rsid="009705de" style:font-style-asian="italic" style:font-style-complex="italic"/>
    </style:style>
    <style:style style:name="P81" style:family="paragraph" style:parent-style-name="Text_20_body">
      <style:text-properties officeooo:rsid="0098d90c" officeooo:paragraph-rsid="0098d90c"/>
    </style:style>
    <style:style style:name="P82" style:family="paragraph" style:parent-style-name="Text_20_body">
      <style:text-properties officeooo:rsid="009a5359" officeooo:paragraph-rsid="009a5359"/>
    </style:style>
    <style:style style:name="P83" style:family="paragraph" style:parent-style-name="Text_20_body">
      <style:text-properties fo:font-style="normal" officeooo:rsid="009705de" officeooo:paragraph-rsid="009705de" style:font-style-asian="normal" style:font-style-complex="normal"/>
    </style:style>
    <style:style style:name="P84" style:family="paragraph" style:parent-style-name="Text_20_body">
      <style:text-properties fo:font-style="normal" officeooo:rsid="009e9b21" officeooo:paragraph-rsid="009e9b21" style:font-style-asian="normal" style:font-style-complex="normal"/>
    </style:style>
    <style:style style:name="P85" style:family="paragraph" style:parent-style-name="Text_20_body">
      <style:text-properties officeooo:rsid="009acc83" officeooo:paragraph-rsid="009c0bfb"/>
    </style:style>
    <style:style style:name="P86" style:family="paragraph" style:parent-style-name="Text_20_body">
      <style:text-properties officeooo:rsid="009c2a31" officeooo:paragraph-rsid="009c2a31"/>
    </style:style>
    <style:style style:name="P87" style:family="paragraph" style:parent-style-name="Text_20_body">
      <style:text-properties officeooo:rsid="009c2a31" officeooo:paragraph-rsid="009c9db0"/>
    </style:style>
    <style:style style:name="P88" style:family="paragraph" style:parent-style-name="Text_20_body">
      <style:text-properties officeooo:rsid="009d4f04" officeooo:paragraph-rsid="009d4f04"/>
    </style:style>
    <style:style style:name="P89" style:family="paragraph" style:parent-style-name="Text_20_body">
      <style:text-properties officeooo:rsid="009d6585" officeooo:paragraph-rsid="009d6585"/>
    </style:style>
    <style:style style:name="P90" style:family="paragraph" style:parent-style-name="Text_20_body">
      <style:text-properties officeooo:rsid="00a26886" officeooo:paragraph-rsid="00a26886"/>
    </style:style>
    <style:style style:name="P91" style:family="paragraph" style:parent-style-name="Text_20_body">
      <style:text-properties officeooo:rsid="00a56896" officeooo:paragraph-rsid="00a56896"/>
    </style:style>
    <style:style style:name="P92" style:family="paragraph" style:parent-style-name="Text_20_body">
      <style:text-properties officeooo:rsid="00a27e0c" officeooo:paragraph-rsid="00a27e0c"/>
    </style:style>
    <style:style style:name="P93" style:family="paragraph" style:parent-style-name="Text_20_body">
      <style:text-properties officeooo:rsid="00a8c5a3" officeooo:paragraph-rsid="00a8c5a3"/>
    </style:style>
    <style:style style:name="P94" style:family="paragraph" style:parent-style-name="Text_20_body">
      <style:text-properties officeooo:rsid="00aacd59" officeooo:paragraph-rsid="00aacd59"/>
    </style:style>
    <style:style style:name="P95" style:family="paragraph" style:parent-style-name="Text_20_body">
      <style:text-properties officeooo:rsid="00ab1af8" officeooo:paragraph-rsid="00ab1af8"/>
    </style:style>
    <style:style style:name="P96" style:family="paragraph" style:parent-style-name="Text_20_body">
      <style:text-properties officeooo:rsid="00acb1f9" officeooo:paragraph-rsid="00acb1f9"/>
    </style:style>
    <style:style style:name="P97" style:family="paragraph" style:parent-style-name="Text_20_body">
      <style:text-properties officeooo:rsid="00b08440" officeooo:paragraph-rsid="00b08440"/>
    </style:style>
    <style:style style:name="P98" style:family="paragraph" style:parent-style-name="Text_20_body">
      <style:text-properties officeooo:rsid="00b0f69d" officeooo:paragraph-rsid="00b0f69d"/>
    </style:style>
    <style:style style:name="P99" style:family="paragraph" style:parent-style-name="Text_20_body">
      <style:text-properties officeooo:rsid="00b1b773" officeooo:paragraph-rsid="00b1b773"/>
    </style:style>
    <style:style style:name="P100" style:family="paragraph" style:parent-style-name="Text_20_body">
      <style:text-properties officeooo:rsid="00b241e7" officeooo:paragraph-rsid="00b241e7"/>
    </style:style>
    <style:style style:name="P101" style:family="paragraph" style:parent-style-name="Table_20_Contents">
      <style:text-properties officeooo:rsid="0068a247" officeooo:paragraph-rsid="0068a247"/>
    </style:style>
    <style:style style:name="P102" style:family="paragraph" style:parent-style-name="Table_20_Contents">
      <style:text-properties officeooo:rsid="0068a247" officeooo:paragraph-rsid="006db094"/>
    </style:style>
    <style:style style:name="P103" style:family="paragraph" style:parent-style-name="Table_20_Contents">
      <style:text-properties officeooo:rsid="0068a247" officeooo:paragraph-rsid="00819125"/>
    </style:style>
    <style:style style:name="P104" style:family="paragraph" style:parent-style-name="Table_20_Contents">
      <style:text-properties officeooo:rsid="0068a247" officeooo:paragraph-rsid="0083a10d"/>
    </style:style>
    <style:style style:name="P105" style:family="paragraph" style:parent-style-name="Table_20_Contents">
      <style:text-properties officeooo:rsid="0068d11a" officeooo:paragraph-rsid="0068d11a"/>
    </style:style>
    <style:style style:name="P106" style:family="paragraph" style:parent-style-name="Table_20_Contents">
      <style:text-properties officeooo:rsid="0068d11a" officeooo:paragraph-rsid="006db094"/>
    </style:style>
    <style:style style:name="P107" style:family="paragraph" style:parent-style-name="Table_20_Contents">
      <style:text-properties officeooo:rsid="0068d11a" officeooo:paragraph-rsid="00819125"/>
    </style:style>
    <style:style style:name="P108" style:family="paragraph" style:parent-style-name="Table_20_Contents">
      <style:text-properties officeooo:rsid="0068d11a" officeooo:paragraph-rsid="0083a10d"/>
    </style:style>
    <style:style style:name="P109" style:family="paragraph" style:parent-style-name="Table_20_Contents">
      <style:text-properties officeooo:paragraph-rsid="006db094"/>
    </style:style>
    <style:style style:name="P110" style:family="paragraph" style:parent-style-name="Table_20_Contents">
      <style:text-properties officeooo:rsid="006db094" officeooo:paragraph-rsid="006db094"/>
    </style:style>
    <style:style style:name="P111" style:family="paragraph" style:parent-style-name="Table_20_Contents">
      <style:text-properties officeooo:rsid="007abd4d" officeooo:paragraph-rsid="007abd4d"/>
    </style:style>
    <style:style style:name="P112" style:family="paragraph" style:parent-style-name="Table_20_Contents">
      <style:text-properties officeooo:paragraph-rsid="00819125"/>
    </style:style>
    <style:style style:name="P113" style:family="paragraph" style:parent-style-name="Table_20_Contents">
      <style:text-properties officeooo:rsid="00819125" officeooo:paragraph-rsid="00819125"/>
    </style:style>
    <style:style style:name="P114" style:family="paragraph" style:parent-style-name="Table_20_Contents">
      <style:text-properties officeooo:rsid="0083535b" officeooo:paragraph-rsid="0083535b"/>
    </style:style>
    <style:style style:name="P115" style:family="paragraph" style:parent-style-name="Table_20_Contents">
      <style:text-properties officeooo:paragraph-rsid="0083a10d"/>
    </style:style>
    <style:style style:name="P116" style:family="paragraph" style:parent-style-name="Table_20_Contents">
      <style:text-properties officeooo:rsid="0085030d" officeooo:paragraph-rsid="0085030d"/>
    </style:style>
    <style:style style:name="P117" style:family="paragraph" style:parent-style-name="Standard" style:list-style-name="L1"/>
    <style:style style:name="P118" style:family="paragraph" style:parent-style-name="Standard" style:list-style-name="L1">
      <style:text-properties officeooo:rsid="0057075a" officeooo:paragraph-rsid="0057075a"/>
    </style:style>
    <style:style style:name="P119" style:family="paragraph" style:parent-style-name="Standard" style:list-style-name="L2"/>
    <style:style style:name="P120" style:family="paragraph" style:parent-style-name="Standard" style:list-style-name="L3"/>
    <style:style style:name="P121" style:family="paragraph" style:parent-style-name="Standard" style:list-style-name="L5">
      <style:text-properties officeooo:rsid="00a27e0c" officeooo:paragraph-rsid="00a27e0c"/>
    </style:style>
    <style:style style:name="P122" style:family="paragraph" style:parent-style-name="Standard" style:list-style-name="L5">
      <style:text-properties officeooo:rsid="00b241e7" officeooo:paragraph-rsid="00b241e7"/>
    </style:style>
    <style:style style:name="P123" style:family="paragraph" style:parent-style-name="Standard" style:list-style-name="L5">
      <style:text-properties officeooo:rsid="00a07416" officeooo:paragraph-rsid="00a07416"/>
    </style:style>
    <style:style style:name="P124" style:family="paragraph" style:parent-style-name="Standard" style:list-style-name="L5">
      <style:text-properties officeooo:rsid="0037575b" officeooo:paragraph-rsid="008cb02c"/>
    </style:style>
    <style:style style:name="P125" style:family="paragraph" style:parent-style-name="Standard" style:list-style-name="L5">
      <style:text-properties officeooo:rsid="006ed0a0" officeooo:paragraph-rsid="008cb02c"/>
    </style:style>
    <style:style style:name="P126" style:family="paragraph" style:parent-style-name="Standard" style:list-style-name="L5">
      <style:text-properties officeooo:rsid="0087b1d4" officeooo:paragraph-rsid="0087b1d4"/>
    </style:style>
    <style:style style:name="P127" style:family="paragraph" style:parent-style-name="Standard" style:list-style-name="L5">
      <style:text-properties officeooo:rsid="0076f5cb" officeooo:paragraph-rsid="0076f5cb"/>
    </style:style>
    <style:style style:name="P128" style:family="paragraph" style:parent-style-name="Standard" style:list-style-name="L5">
      <style:text-properties officeooo:rsid="00b355ed" officeooo:paragraph-rsid="00b355ed"/>
    </style:style>
    <style:style style:name="P129" style:family="paragraph" style:parent-style-name="Text_20_body" style:list-style-name="L4">
      <style:text-properties fo:font-style="normal" officeooo:rsid="009705de" officeooo:paragraph-rsid="009705de" style:font-style-asian="normal" style:font-style-complex="normal"/>
    </style:style>
    <style:style style:name="P130" style:family="paragraph" style:parent-style-name="Heading_20_3">
      <style:text-properties officeooo:rsid="006db094" officeooo:paragraph-rsid="006f464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6db094" style:font-weight-asian="normal" style:font-weight-complex="normal"/>
    </style:style>
    <style:style style:name="T4" style:family="text">
      <style:text-properties fo:font-weight="normal" officeooo:rsid="006ed0a0" style:font-weight-asian="normal" style:font-weight-complex="normal"/>
    </style:style>
    <style:style style:name="T5" style:family="text">
      <style:text-properties style:font-name="Liberation Serif"/>
    </style:style>
    <style:style style:name="T6" style:family="text">
      <style:text-properties officeooo:rsid="001f2329"/>
    </style:style>
    <style:style style:name="T7" style:family="text">
      <style:text-properties officeooo:rsid="001f7a07"/>
    </style:style>
    <style:style style:name="T8" style:family="text">
      <style:text-properties officeooo:rsid="0021b910"/>
    </style:style>
    <style:style style:name="T9" style:family="text">
      <style:text-properties officeooo:rsid="00247623"/>
    </style:style>
    <style:style style:name="T10" style:family="text">
      <style:text-properties officeooo:rsid="002541a3"/>
    </style:style>
    <style:style style:name="T11" style:family="text">
      <style:text-properties officeooo:rsid="0031096d"/>
    </style:style>
    <style:style style:name="T12" style:family="text">
      <style:text-properties officeooo:rsid="00237f6f"/>
    </style:style>
    <style:style style:name="T13" style:family="text">
      <style:text-properties officeooo:rsid="0032c6b8"/>
    </style:style>
    <style:style style:name="T14" style:family="text">
      <style:text-properties officeooo:rsid="0044c704"/>
    </style:style>
    <style:style style:name="T15" style:family="text">
      <style:text-properties officeooo:rsid="004f1955"/>
    </style:style>
    <style:style style:name="T16" style:family="text">
      <style:text-properties officeooo:rsid="00540296"/>
    </style:style>
    <style:style style:name="T17" style:family="text">
      <style:text-properties officeooo:rsid="0055bc4f"/>
    </style:style>
    <style:style style:name="T18" style:family="text">
      <style:text-properties officeooo:rsid="0057075a"/>
    </style:style>
    <style:style style:name="T19" style:family="text">
      <style:text-properties officeooo:rsid="00570ab2"/>
    </style:style>
    <style:style style:name="T20" style:family="text">
      <style:text-properties officeooo:rsid="0058430d"/>
    </style:style>
    <style:style style:name="T21" style:family="text">
      <style:text-properties officeooo:rsid="0059cf4c"/>
    </style:style>
    <style:style style:name="T22" style:family="text">
      <style:text-properties officeooo:rsid="005e9121"/>
    </style:style>
    <style:style style:name="T23" style:family="text">
      <style:text-properties officeooo:rsid="005fdb5a"/>
    </style:style>
    <style:style style:name="T24" style:family="text">
      <style:text-properties officeooo:rsid="00611678"/>
    </style:style>
    <style:style style:name="T25" style:family="text">
      <style:text-properties officeooo:rsid="00613f9b"/>
    </style:style>
    <style:style style:name="T26" style:family="text">
      <style:text-properties officeooo:rsid="00643c04"/>
    </style:style>
    <style:style style:name="T27" style:family="text">
      <style:text-properties officeooo:rsid="00658bb9"/>
    </style:style>
    <style:style style:name="T28" style:family="text">
      <style:text-properties officeooo:rsid="0066bca1"/>
    </style:style>
    <style:style style:name="T29" style:family="text">
      <style:text-properties officeooo:rsid="006d5d2a"/>
    </style:style>
    <style:style style:name="T30" style:family="text">
      <style:text-properties officeooo:rsid="006da027"/>
    </style:style>
    <style:style style:name="T31" style:family="text">
      <style:text-properties officeooo:rsid="006db094"/>
    </style:style>
    <style:style style:name="T32" style:family="text">
      <style:text-properties officeooo:rsid="006ed0a0"/>
    </style:style>
    <style:style style:name="T33" style:family="text">
      <style:text-properties officeooo:rsid="006f929a"/>
    </style:style>
    <style:style style:name="T34" style:family="text">
      <style:text-properties officeooo:rsid="0072d227"/>
    </style:style>
    <style:style style:name="T35" style:family="text">
      <style:text-properties officeooo:rsid="0074bb6a"/>
    </style:style>
    <style:style style:name="T36" style:family="text">
      <style:text-properties officeooo:rsid="00770d48"/>
    </style:style>
    <style:style style:name="T37" style:family="text">
      <style:text-properties officeooo:rsid="007abd4d"/>
    </style:style>
    <style:style style:name="T38" style:family="text">
      <style:text-properties officeooo:rsid="0068a247"/>
    </style:style>
    <style:style style:name="T39" style:family="text">
      <style:text-properties officeooo:rsid="007c0f67"/>
    </style:style>
    <style:style style:name="T40" style:family="text">
      <style:text-properties officeooo:rsid="007de4c6"/>
    </style:style>
    <style:style style:name="T41" style:family="text">
      <style:text-properties officeooo:rsid="00816cef"/>
    </style:style>
    <style:style style:name="T42" style:family="text">
      <style:text-properties officeooo:rsid="00819125"/>
    </style:style>
    <style:style style:name="T43" style:family="text">
      <style:text-properties officeooo:rsid="0083535b"/>
    </style:style>
    <style:style style:name="T44" style:family="text">
      <style:text-properties officeooo:rsid="0085030d"/>
    </style:style>
    <style:style style:name="T45" style:family="text">
      <style:text-properties officeooo:rsid="00859b4a"/>
    </style:style>
    <style:style style:name="T46" style:family="text">
      <style:text-properties officeooo:rsid="0086699b"/>
    </style:style>
    <style:style style:name="T47" style:family="text">
      <style:text-properties officeooo:rsid="0089f1de"/>
    </style:style>
    <style:style style:name="T48" style:family="text">
      <style:text-properties officeooo:rsid="008acd98"/>
    </style:style>
    <style:style style:name="T49" style:family="text">
      <style:text-properties officeooo:rsid="008b5f5a"/>
    </style:style>
    <style:style style:name="T50" style:family="text">
      <style:text-properties officeooo:rsid="008dedf1"/>
    </style:style>
    <style:style style:name="T51" style:family="text">
      <style:text-properties officeooo:rsid="008e7e72"/>
    </style:style>
    <style:style style:name="T52" style:family="text">
      <style:text-properties officeooo:rsid="008ed451"/>
    </style:style>
    <style:style style:name="T53" style:family="text">
      <style:text-properties officeooo:rsid="0094fcb9"/>
    </style:style>
    <style:style style:name="T54" style:family="text">
      <style:text-properties officeooo:rsid="00954b59"/>
    </style:style>
    <style:style style:name="T55" style:family="text">
      <style:text-properties fo:font-style="normal" style:font-style-asian="normal" style:font-style-complex="normal"/>
    </style:style>
    <style:style style:name="T56" style:family="text">
      <style:text-properties fo:font-style="normal" officeooo:rsid="009705de" style:font-style-asian="normal" style:font-style-complex="normal"/>
    </style:style>
    <style:style style:name="T57" style:family="text">
      <style:text-properties fo:font-style="normal" officeooo:rsid="00991f18" style:font-style-asian="normal" style:font-style-complex="normal"/>
    </style:style>
    <style:style style:name="T58" style:family="text">
      <style:text-properties fo:font-style="normal" officeooo:rsid="009a78e2" style:font-style-asian="normal" style:font-style-complex="normal"/>
    </style:style>
    <style:style style:name="T59" style:family="text">
      <style:text-properties fo:font-style="normal" officeooo:rsid="009b1fa9" style:font-style-asian="normal" style:font-style-complex="normal"/>
    </style:style>
    <style:style style:name="T60" style:family="text">
      <style:text-properties fo:font-style="normal" officeooo:rsid="009c0bfb" style:font-style-asian="normal" style:font-style-complex="normal"/>
    </style:style>
    <style:style style:name="T61" style:family="text">
      <style:text-properties fo:font-style="normal" officeooo:rsid="009c8c20" style:font-style-asian="normal" style:font-style-complex="normal"/>
    </style:style>
    <style:style style:name="T62" style:family="text">
      <style:text-properties officeooo:rsid="009c0bfb"/>
    </style:style>
    <style:style style:name="T63" style:family="text">
      <style:text-properties officeooo:rsid="00a07416"/>
    </style:style>
    <style:style style:name="T64" style:family="text">
      <style:text-properties officeooo:rsid="00a26886"/>
    </style:style>
    <style:style style:name="T65" style:family="text">
      <style:text-properties officeooo:rsid="00a27e0c"/>
    </style:style>
    <style:style style:name="T66" style:family="text">
      <style:text-properties officeooo:rsid="00a56896"/>
    </style:style>
    <style:style style:name="T67" style:family="text">
      <style:text-properties officeooo:rsid="00a6c290"/>
    </style:style>
    <style:style style:name="T68" style:family="text">
      <style:text-properties officeooo:rsid="00a6d918"/>
    </style:style>
    <style:style style:name="T69" style:family="text">
      <style:text-properties officeooo:rsid="00aa3086"/>
    </style:style>
    <style:style style:name="T70" style:family="text">
      <style:text-properties officeooo:rsid="00ab1af8"/>
    </style:style>
    <style:style style:name="T71" style:family="text">
      <style:text-properties officeooo:rsid="00ae69ad"/>
    </style:style>
    <style:style style:name="T72" style:family="text">
      <style:text-properties officeooo:rsid="00aff7d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unar Clock <text:span text:style-name="T19">Project Diary</text:span></text:p>
      <text:p text:style-name="Standard"/>
      <text:p text:style-name="P29">Every project should have a project diary, to record all the little bits of info and the wrong turns I find along the way toward the final project.</text:p>
      <text:h text:style-name="Heading_20_3" text:outline-level="3">Summary</text:h>
      <text:p text:style-name="P27">The idea is to have a <text:span text:style-name="T19">cabin-kitsch (in a good way)</text:span> box that <text:span text:style-name="T19">sits on the mantel and </text:span>shows the <text:span text:style-name="T19">approximate </text:span>phase of the moon. <text:s/><text:span text:style-name="T19">Try acrylic paints to give that craft look.</text:span></text:p>
      <text:p text:style-name="P27"/>
      <text:p text:style-name="Standard"><text:span text:style-name="T18">I'm p</text:span>lanning on a <text:span text:style-name="T17">wheel</text:span> of <text:span text:style-name="T18">images</text:span> of the moon in various phases, <text:span text:style-name="T17">which rotates behind a set of clouds. </text:span>The center of the clouds contains a round hole the size of <text:span text:style-name="T18">one of the</text:span> lunar <text:span text:style-name="T18">images</text:span>. <text:span text:style-name="T19">The rest of the scene may include a dog baying at the moon, a hill, and a cabin.</text:span></text:p>
      <text:p text:style-name="Standard"/>
      <text:p text:style-name="P26">I<text:span text:style-name="T19">'m currently planning for</text:span> the wheel to contain 8 images of the moon's phase, from new moon to full moon and back to nearly new. <text:s/>One lunation (new moon to new moon) is about 29.53 days long, so with 8 images the image should change about every 3.7 days. <text:s/><text:span text:style-name="T19">I'd like it to change more often than that, but I'm concerned that a wheel of 12 or more images would be too large (a small moon in a large wheel).</text:span></text:p>
      <text:p text:style-name="P26"/>
      <text:p text:style-name="P6"><text:span text:style-name="T17">About once every 3 or 4 days </text:span>the <text:span text:style-name="T17">wheel turns</text:span> to reveal a new image of the moon. <text:a xlink:type="simple" xlink:href="http://stardate.org/nightsky/moon" text:style-name="Internet_20_link" text:visited-style-name="Visited_20_Internet_20_Link">http://stardate.org/nightsky/moon</text:a> gives a calendar of the moon, which is useful for <text:span text:style-name="T19">deciding</text:span> how many phases the design will support.</text:p>
      <text:p text:style-name="P6"/>
      <text:p text:style-name="P6"><text:span text:style-name="T6">The only reasonably-public phase of the moon site I've found so far is: </text:span><text:bookmark-start text:name="__DdeLink__890_544602363"/><text:span text:style-name="T6">HM Nautical Almanac Office: Miscellanea</text:span><text:bookmark text:name="top1"/><text:span text:style-name="T6">: Daily Rise/set and Twilight times for the British Isles, at</text:span></text:p>
      <text:p text:style-name="P6"><text:bookmark-start text:name="__DdeLink__824_1075308039"/><text:a xlink:type="simple" xlink:href="http://astro.ukho.gov.uk/nao/miscellanea/birs2.html" text:style-name="Internet_20_link" text:visited-style-name="Visited_20_Internet_20_Link">http://astro.ukho.gov.uk/nao/miscellanea/birs2.html</text:a><text:bookmark-end text:name="__DdeLink__824_1075308039"/><text:bookmark-end text:name="__DdeLink__890_544602363"/>. <text:s/><text:span text:style-name="T17">I've found many sites that give the percent of the moon that's illuminated, but that don't distinguish between waxing (moving toward the full moon) and waning (moving toward the new moon).</text:span></text:p>
      <text:p text:style-name="P6"/>
      <text:p text:style-name="P51">An alternative to reading the lunar phase would be to calculate it. Without a full calculation, you can do a simple calculation from the time of a recent full moon (29.530… days per lunation). <text:s/>But since we need to use a web site to get the current date and time, we might as well read the phase as well.</text:p>
      <text:p text:style-name="P6"/>
      <text:p text:style-name="P13"><text:span text:style-name="T12">Be sure to specify HTTP 1.0 in the request rather than HTTP 1.1. HTTP 1.0 prevents </text:span><text:bookmark-start text:name="__DdeLink__930_808629508"/><text:span text:style-name="T12">the server from using Transfer-encoding: chunked</text:span><text:bookmark-end text:name="__DdeLink__930_808629508"/><text:span text:style-name="T12">, which is difficult to decode by hand.</text:span></text:p>
      <text:p text:style-name="P13"/>
      <text:p text:style-name="P13"><text:a xlink:type="simple" xlink:href="http://playground.arduino.cc//Code/Webclient" text:style-name="Internet_20_link" text:visited-style-name="Visited_20_Internet_20_Link">http://playground.arduino.cc//Code/Webclient</text:a> is an example of getting the <text:span text:style-name="T13">date and </text:span>time from a web server's response.</text:p>
      <text:h text:style-name="Heading_20_3" text:outline-level="3">January 31, 2015: Hunting for phase of the moon, current time</text:h>
      <text:p text:style-name="Standard"><text:span text:style-name="T19">My</text:span> idea is to have a craft-wood clock-like thing that shows something like:</text:p>
      <text:list xml:id="list2307484428" text:style-name="L1">
        <text:list-item>
          <text:p text:style-name="P117">Phase of the moon</text:p>
        </text:list-item>
        <text:list-item>
          <text:p text:style-name="P118">Weather (overcast, clear)</text:p>
        </text:list-item>
      </text:list>
      <text:p text:style-name="Standard"/>
      <text:p text:style-name="Standard">I've also thought about a sort of Prague Astronomical Clock or Astrolabe clock.</text:p>
      <text:p text:style-name="Standard"><text:soft-page-break/></text:p>
      <text:p text:style-name="Standard"><text:span text:style-name="T19">I d</text:span>ug a lot for a web site that prov<text:span text:style-name="T7">i</text:span>des current phase of the moon – not much luck. <text:span text:style-name="T19">Found a</text:span> lot of <text:span text:style-name="T19">lunar web sites</text:span> that <text:span text:style-name="T19">are</text:span> f<text:span text:style-name="T13">r</text:span>ee, <text:span text:style-name="T19">but </text:span>non-sourced <text:span text:style-name="T19">(no idea whether they're accurate)</text:span>. Found only the web page from the usno and a couple of books of formulae.</text:p>
      <text:p text:style-name="Standard"><text:a xlink:type="simple" xlink:href="http://aa.usno.navy.mil/rstt/onedaytable?year=2015&amp;month=1&amp;day=31&amp;state=OR&amp;place=North+Plains" text:style-name="Internet_20_link" text:visited-style-name="Visited_20_Internet_20_Link">http://aa.usno.navy.mil/rstt/onedaytable?year=2015&amp;month=1&amp;day=31&amp;state=OR&amp;place=North+Plains</text:a> provides a text listing including "Phase of the Moon on January 31, 2015: Waxing Gibbous with 89% of the Moon's visible disk illuminated." <text:a xlink:type="simple" xlink:href="http://aa.usno.navy.mil/data/docs/RS_OneDay.php" text:style-name="Internet_20_link" text:visited-style-name="Visited_20_Internet_20_Link">http://aa.usno.navy.mil/data/docs/RS_OneDay.php</text:a> is the form fillout page for that. Note: that page is odd. Sometimes it seems to give the percent illumination, and other times not.</text:p>
      <text:p text:style-name="Standard"/>
      <text:p text:style-name="Standard"><text:a xlink:type="simple" xlink:href="http://www.usno.navy.mil/USNO/astronomical-applications/software-products" text:style-name="Internet_20_link" text:visited-style-name="Visited_20_Internet_20_Link">http://www.usno.navy.mil/USNO/astronomical-applications/software-products</text:a> provides C code for various astronomical calculations.</text:p>
      <text:p text:style-name="Standard"/>
      <text:p text:style-name="Standard"><text:a xlink:type="simple" xlink:href="http://www.fourmilab.ch/moontoolw/" text:style-name="Internet_20_link" text:visited-style-name="Visited_20_Internet_20_Link">http://www.fourmilab.ch/moontoolw/</text:a> Moontool for Windows is an old, old public domain program.</text:p>
      <text:p text:style-name="Standard"><text:a xlink:type="simple" xlink:href="http://www.fourmilab.ch/homeplanet/" text:style-name="Internet_20_link" text:visited-style-name="Visited_20_Internet_20_Link">http://www.fourmilab.ch/homeplanet/</text:a> obsoletes Moontool. Also public domain.</text:p>
      <text:p text:style-name="Standard">Those calculate based on</text:p>
      <text:p text:style-name="Standard"><text:a xlink:type="simple" xlink:href="http://www.amazon.com/exec/obidos/ASIN/0943396611/fourmilabwwwfour" text:style-name="Internet_20_link" text:visited-style-name="Visited_20_Internet_20_Link">http://www.amazon.com/exec/obidos/ASIN/0943396611/fourmilabwwwfour</text:a></text:p>
      <text:p text:style-name="Standard"/>
      <text:p text:style-name="Standard"><text:a xlink:type="simple" xlink:href="http://www.programmableweb.com/category/all/apis?keyword=moon" text:style-name="Internet_20_link" text:visited-style-name="Visited_20_Internet_20_Link">http://www.programmableweb.com/category/all/apis?keyword=moon</text:a> turns up 7 apis, none of which seem authoritative or government based.</text:p>
      <text:p text:style-name="Standard"/>
      <text:p text:style-name="Standard">I think either usno or the books are my best bet.</text:p>
      <text:p text:style-name="Standard"/>
      <text:p text:style-name="Standard"><text:a xlink:type="simple" xlink:href="http://stardate.org/nightsky/moon" text:style-name="Internet_20_link" text:visited-style-name="Visited_20_Internet_20_Link">http://stardate.org/nightsky/moon</text:a> gives a calendar of the moon, which is useful for designing how many phases the design will support.</text:p>
      <text:p text:style-name="Standard"/>
      <text:p text:style-name="Standard"><text:a xlink:type="simple" xlink:href="http://aa.usno.navy.mil/data/docs/MoonFraction.php" text:style-name="Internet_20_link" text:visited-style-name="Visited_20_Internet_20_Link">http://aa.usno.navy.mil/data/docs/MoonFraction.php</text:a> provides the percent of the moon that's illuminated in a given time zone for the year, but percent is ambiguous: a given percentage happens twice per month (waxing and waning).</text:p>
      <text:p text:style-name="Standard"/>
      <text:p text:style-name="Standard">Need to do a call to get the current time, <text:span text:style-name="T13">so the lunar clock moves at the same time of the day.</text:span></text:p>
      <text:p text:style-name="Standard"><text:a xlink:type="simple" xlink:href="http://playground.arduino.cc/Code/NTPclient" text:style-name="Internet_20_link" text:visited-style-name="Visited_20_Internet_20_Link">http://playground.arduino.cc/Code/NTPclient</text:a> is an Arduino NTP client that seems easy and small.</text:p>
      <text:p text:style-name="Standard"/>
      <text:p text:style-name="Standard">Think about the physical form: a wooden model of the moon's phase – of some sort.</text:p>
      <text:p text:style-name="Standard"/>
      <text:p text:style-name="Standard">One idea: cut a flat disk along longitude lines, evenly spaced horizontally. Color each slice deep blue on one side, moon-surface-colored on the other. To remove a slice from the lighted moon, rotate it 180 degrees in the X axis. <text:s/>Sounds like it would look cool.</text:p>
      <text:h text:style-name="Heading_20_3" text:outline-level="3">February 20, 2015: Made a pattern for a divided lunar disk</text:h>
      <text:p text:style-name="Standard">Used Geometer's Sketchpad (a program I love) to construct a disk divided into 8 orange-slices.</text:p>
      <text:h text:style-name="Heading_20_3" text:outline-level="3">March 28, 2015: Considering a linear design</text:h>
      <text:p text:style-name="Standard">The orange-slice model seems complex: the mechanics of either moving the slices in/out of the model or turning each slice over to go black and white looks pretty tricky.</text:p>
      <text:p text:style-name="Standard"/>
      <text:p text:style-name="Standard">Played around with the idea of a set of discrete images of the moon and a mechanism to either move the proper lunar image into place or move the viewing place over the proper lunar image.</text:p>
      <text:p text:style-name="Standard"><text:soft-page-break/></text:p>
      <text:p text:style-name="Standard">After a few iterations I came up with the idea of a horizontal line of lunar images, and a white cloud or cloud set that has a hole in the middle of it to show the moon. Once every couple days, the cloud slides to the next lunar image.</text:p>
      <text:p text:style-name="Standard">16 images means one every ~2 days.</text:p>
      <text:p text:style-name="Standard"/>
      <text:p text:style-name="Standard">For the linear drive of the clouds across the lunar images, think about a gearhead, with a spool on the end that has metal wire wrapped around it. <text:s/>Alternatives: stepper motor that turns a long screw that has bushings on it that ride as the screw turns. Another alternative: stepper motor that turns a timing belt drive that the clouds ride on <text:span text:style-name="T7">(that last one is a very common solution).</text:span></text:p>
      <text:h text:style-name="Heading_20_3" text:outline-level="3">April 11, 2015: </text:h>
      <text:p text:style-name="Standard"><text:a xlink:type="simple" xlink:href="http://playground.arduino.cc//Code/Webclient" text:style-name="Internet_20_link" text:visited-style-name="Visited_20_Internet_20_Link">http://playground.arduino.cc//Code/Webclient</text:a> is an example of getting the time from a<text:span text:style-name="T7">ny</text:span> web server's <text:span text:style-name="T7">response header fields</text:span>. <text:span text:style-name="T7">The NTP example didn't work for me because the CC3000 supports only TCP (not even UDP).</text:span></text:p>
      <text:p text:style-name="Standard"/>
      <text:p text:style-name="Standard">As for paints: Acrylic paints may be what I'm looking for: bright and non-toxic, and so are used for painting childrens' toys.</text:p>
      <text:p text:style-name="Standard"/>
      <text:p text:style-name="Standard">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date and time are in UTC).</text:p>
      <text:p text:style-name="Standard"/>
      <text:h text:style-name="Heading_20_3" text:outline-level="3">April 26, 2015 – query works, date parsing works with CC3000 and Uno</text:h>
      <text:p text:style-name="Standard">I bought a Sparkfun WiFi Shield, <text:span text:style-name="T20">the </text:span>CC3000, and tried it out on an Arduino Uno.</text:p>
      <text:p text:style-name="Standard"/>
      <text:p text:style-name="Standard">Having a lot of trouble, running out of <text:span text:style-name="T20">data memory</text:span> just trying to initialize the Wifi. Turns out the SD library and my SD Config library take a lot of heap on an Uno. <text:s/>After removing both my library and the SD library, the wifi seems to work. Note that the response contains the required Date header, which will tell us the current date and time.</text:p>
      <text:p text:style-name="Standard"/>
      <text:p text:style-name="Standard">Reset. </text:p>
      <text:p text:style-name="Standard">Connecting... </text:p>
      <text:p text:style-name="Standard">Connected. </text:p>
      <text:p text:style-name="Standard">HTTP/1.1 200 OK </text:p>
      <text:p text:style-name="Standard">Date: Mon, 27 Apr 2015 01:15:42 GMT </text:p>
      <text:p text:style-name="Standard">Server: Apache </text:p>
      <text:p text:style-name="Standard">Connection: close </text:p>
      <text:p text:style-name="Standard">Transfer-Encoding: chunked </text:p>
      <text:p text:style-name="Standard">Content-Type: text/html; charset=UTF-8 </text:p>
      <text:p text:style-name="Standard"/>
      <text:p text:style-name="Standard">146 </text:p>
      <text:p text:style-name="Standard"/>
      <text:p text:style-name="Standard">&lt;!DOCTYPE HTML PUBLIC "-//W3C//DTD HTML 4.01 Transitional//EN" "http://www.w3.org/TR/html4/loose.dtd"&gt;</text:p>
      <text:p text:style-name="Standard">&lt;html&gt;</text:p>
      <text:p text:style-name="Standard">&lt;head&gt;</text:p>
      <text:p text:style-name="Standard">&lt;title&gt;Fraction of Moon Illuminated&lt;/title&gt;</text:p>
      <text:p text:style-name="Standard"><text:soft-page-break/>&lt;meta http-equiv="Content-Type" content="text/html; charset=ISO-8859-1"&gt;</text:p>
      <text:p text:style-name="Standard">&lt;meta name = viewport content='width=device-width, initial-scale=1'&gt;</text:p>
      <text:p text:style-name="Standard">&lt;/head&gt;</text:p>
      <text:p text:style-name="Standard">&lt;body&gt;</text:p>
      <text:p text:style-name="Standard"/>
      <text:p text:style-name="Standard">&lt;pre&gt;</text:p>
      <text:p text:style-name="Standard"/>
      <text:p text:style-name="Standard">10a0 </text:p>
      <text:p text:style-name="Standard"><text:s text:c="36"/>Fraction of the Moon Illuminated, 2015 <text:s text:c="10"/>Astron. Applications Dept.</text:p>
      <text:p text:style-name="Standard"><text:s text:c="52"/>at Noon <text:s text:c="25"/>U. S. Naval Observatory <text:s text:c="2"/></text:p>
      <text:p text:style-name="Standard"><text:s text:c="44"/>Mountain Standard Time <text:s text:c="18"/>Washington, DC 20392-5420 </text:p>
      <text:p text:style-name="Standard"><text:s text:c="111"/></text:p>
      <text:p text:style-name="Standard"><text:s text:c="111"/></text:p>
      <text:p text:style-name="Standard"><text:s/>Day <text:s text:c="3"/>Jan. <text:s text:c="4"/>Feb. <text:s text:c="4"/>Mar. <text:s text:c="4"/>Apr. <text:s text:c="4"/>May <text:s text:c="5"/>June <text:s text:c="4"/>July <text:s text:c="4"/>Aug. <text:s text:c="4"/>Sep. <text:s text:c="4"/>Oct. <text:s text:c="4"/>Nov. <text:s text:c="4"/>Dec.</text:p>
      <text:p text:style-name="Standard"><text:s text:c="111"/></text:p>
      <text:p text:style-name="Standard"><text:s/>01 <text:s text:c="4"/>0.88 <text:s text:c="4"/>0.95 <text:s text:c="4"/>0.86 <text:s text:c="4"/>0.93 <text:s text:c="4"/>0.95 <text:s text:c="4"/>0.99 <text:s text:c="4"/>1.00 <text:s text:c="4"/>0.97 <text:s text:c="4"/>0.87 <text:s text:c="4"/>0.81 <text:s text:c="4"/>0.67 <text:s text:c="4"/>0.65</text:p>
      <text:p text:style-name="Standard"><text:s/>02 <text:s text:c="4"/>0.94 <text:s text:c="4"/>0.99 <text:s text:c="4"/>0.92 <text:s text:c="4"/>0.97 <text:s text:c="4"/>0.98 <text:s text:c="4"/>1.00 <text:s text:c="4"/>0.99 <text:s text:c="4"/>0.92 <text:s text:c="4"/>0.78 <text:s text:c="4"/>0.72 <text:s text:c="4"/>0.57 <text:s text:c="4"/>0.55</text:p>
      <text:p text:style-name="Standard">…</text:p>
      <text:p text:style-name="Standard"><text:s/>28 <text:s text:c="4"/>0.67 <text:s text:c="4"/>0.79 <text:s text:c="4"/>0.64 <text:s text:c="4"/>0.76 <text:s text:c="4"/>0.78 <text:s text:c="4"/>0.88 <text:s text:c="4"/>0.91 <text:s text:c="4"/>0.98 <text:s text:c="4"/>0.99 <text:s text:c="4"/>0.97 <text:s text:c="4"/>0.90 <text:s text:c="4"/>0.88</text:p>
      <text:p text:style-name="Standard"><text:s/>29 <text:s text:c="4"/>0.76 <text:s text:c="13"/>0.73 <text:s text:c="4"/>0.83 <text:s text:c="4"/>0.85 <text:s text:c="4"/>0.94 <text:s text:c="4"/>0.96 <text:s text:c="4"/>1.00 <text:s text:c="4"/>0.96 <text:s text:c="4"/>0.92 <text:s text:c="4"/>0.82 <text:s text:c="4"/>0.81</text:p>
      <text:p text:style-name="Standard"><text:s/>30 <text:s text:c="4"/>0.84 <text:s text:c="13"/>0.81 <text:s text:c="4"/>0.90 <text:s text:c="4"/>0.91 <text:s text:c="4"/>0.98 <text:s text:c="4"/>0.99 <text:s text:c="4"/>0.98 <text:s text:c="4"/>0.90 <text:s text:c="4"/>0.85 <text:s text:c="4"/>0.74 <text:s text:c="4"/>0.72</text:p>
      <text:p text:style-name="Standard"><text:s/>31 <text:s text:c="4"/>0.91 <text:s text:c="13"/>0.88 <text:s text:c="13"/>0.96 <text:s text:c="13"/>1.00 <text:s text:c="4"/>0.94 <text:s text:c="13"/>0.77 <text:s text:c="13"/>0.64</text:p>
      <text:p text:style-name="Standard"/>
      <text:p text:style-name="Standard">55 </text:p>
      <text:p text:style-name="Standard"/>
      <text:p text:style-name="Standard">&lt;/pre&gt;</text:p>
      <text:p text:style-name="Standard"/>
      <text:p text:style-name="Standard">&lt;p&gt;&lt;a href="javascript:history.go(-1)"&gt;Back to form&lt;/a&gt;&lt;/p&gt;</text:p>
      <text:p text:style-name="Standard">&lt;/body&gt;</text:p>
      <text:p text:style-name="Standard">&lt;/html&gt;</text:p>
      <text:p text:style-name="Standard"/>
      <text:p text:style-name="Standard">0 </text:p>
      <text:p text:style-name="Standard"/>
      <text:p text:style-name="Standard">Got the date parsing working. It now parses the “Date:” header in the response to find out what the current year, month, and day are. <text:s/>Example debug output of the parsed date (gmt): Apr-27-2015 </text:p>
      <text:p text:style-name="Standard"/>
      <text:p text:style-name="Standard">Next steps: decide how to represent the time so the app can decide when to perform the lunar query.</text:p>
      <text:h text:style-name="Heading_20_3" text:outline-level="3">May 3, 2015 – found a better lunar phase link <text:span text:style-name="T7">(but not really)</text:span></text:h>
      <text:p text:style-name="Standard">Somebody pointed out to me that % illumination is ambiguous: that a given illumination happens twice in a lunar month. The moon could be waxing or waning.</text:p>
      <text:p text:style-name="Standard">Today I found a much better source of the phase of the moon: the <text:bookmark-start text:name="__DdeLink__169_375564903"/><text:bookmark-start text:name="__DdeLink__171_375564903"/>Apparent Disk of Solar System Object<text:bookmark-end text:name="__DdeLink__169_375564903"/><text:bookmark-end text:name="__DdeLink__171_375564903"/> US Naval Observatory page (<text:a xlink:type="simple" xlink:href="http://aa.usno.navy.mil/data/docs/diskmap.php" text:style-name="Internet_20_link" text:visited-style-name="Visited_20_Internet_20_Link">http://aa.usno.navy.mil/data/docs/diskmap.php</text:a>). <text:s/>The inputs on that page are:</text:p>
      <text:p text:style-name="Standard"><text:span text:style-name="T1">Object</text:span>: Moon UT1 <text:span text:style-name="T1">Year</text:span>, <text:span text:style-name="T1">Month</text:span><text:span text:style-name="T2"> (1 = Jan)</text:span>, <text:span text:style-name="T1">Day</text:span>, <text:span text:style-name="T1">Hour</text:span>, <text:span text:style-name="T1">Minute</text:span></text:p>
      <text:p text:style-name="P1">Here's an example query: <text:a xlink:type="simple" xlink:href="http://aa.usno.navy.mil/imagery/disk?body=moon&amp;year=2015&amp;month=5&amp;day=4&amp;hour=00&amp;minute=22" text:style-name="Internet_20_link" text:visited-style-name="Visited_20_Internet_20_Link">http://aa.usno.navy.mil/imagery/disk?</text:a><text:a xlink:type="simple" xlink:href="http://aa.usno.navy.mil/imagery/disk?body=moon&amp;year=2015&amp;month=5&amp;day=4&amp;hour=00&amp;minute=22" text:style-name="Internet_20_link" text:visited-style-name="Visited_20_Internet_20_Link">body=moon&amp;year=2015&amp;month=5&amp;day=4&amp;hour=00&amp;minute=22</text:a> </text:p>
      <text:p text:style-name="P1"/>
      <text:p text:style-name="P1"><text:soft-page-break/>Example output, somewhat parsed:</text:p>
      <text:p text:style-name="P1">Reset. </text:p>
      <text:p text:style-name="P1">Connected. </text:p>
      <text:p text:style-name="P1">date: 2015-5-4 3:6 </text:p>
      <text:p text:style-name="P1">30 GMT </text:p>
      <text:p text:style-name="P1">Server: Apache </text:p>
      <text:p text:style-name="P1">X-UA-Compatible: IE=edge </text:p>
      <text:p text:style-name="P1">Connection: close </text:p>
      <text:p text:style-name="P1">Transfer-Encoding: chunked </text:p>
      <text:p text:style-name="P1">Content-Type: text/html; charset=utf-8 </text:p>
      <text:p text:style-name="P1"/>
      <text:p text:style-name="P1">45c </text:p>
      <text:p text:style-name="P1">&lt;!doctype html&gt;</text:p>
      <text:p text:style-name="P1">&lt;html&gt;</text:p>
      <text:p text:style-name="P1">&lt;head&gt;</text:p>
      <text:p text:style-name="P1"><text:s/>&lt;title&gt;Apparent disk of the Moon&lt;/title&gt;</text:p>
      <text:p text:style-name="P1"><text:s/>&lt;link rel="stylesheet" type="text/css" href="/css/imagery-viewer.css"/&gt;</text:p>
      <text:p text:style-name="P1"><text:s/>&lt;style type="text/css"&gt;</text:p>
      <text:p text:style-name="P1"><text:s text:c="2"/>#view { background-image:url('http://api.usno.navy.mil/imagery/moon.png?date=1/1/2015&amp;time=0:00') }</text:p>
      <text:p text:style-name="P1"><text:s/>&lt;/style&gt;</text:p>
      <text:p text:style-name="P1">&lt;/head&gt;</text:p>
      <text:p text:style-name="P1">&lt;body link="#FFFF00" vlink="#FFFF00" alink="#FFFF00"&gt;</text:p>
      <text:p text:style-name="P1"><text:s/>&lt;div id="wait"&gt;&lt;/div&gt;</text:p>
      <text:p text:style-name="P1"><text:s/>&lt;div id="view"&gt;</text:p>
      <text:p text:style-name="P1"><text:s text:c="2"/>&lt;div id="head"&gt;</text:p>
      <text:p text:style-name="P1"><text:s text:c="3"/>&lt;h1&gt;U.S. Naval Observatory&lt;/h1&gt;</text:p>
      <text:p text:style-name="P1"><text:s text:c="3"/>&lt;h2&gt;Astronomical Applications Department&lt;/h2&gt;</text:p>
      <text:p text:style-name="P1"><text:s text:c="3"/>&lt;h3&gt;Apparent disk of the Moon on January 1, 2015 0:00 UT&lt;/h3&gt;</text:p>
      <text:p text:style-name="P1"><text:s text:c="3"/>&lt;/br&gt;</text:p>
      <text:p text:style-name="P1"><text:s text:c="3"/>&lt;h2&gt;(Mosaic map courtesy of &lt;a href="http://pdsmaps.wr.usgs.gov/maps.html" target="blank"&gt;USGS Astrogeology Science Center&lt;/a&gt;)&lt;/h2&gt;</text:p>
      <text:p text:style-name="P1"><text:s text:c="2"/>&lt;/div&gt;</text:p>
      <text:p text:style-name="P1"><text:s text:c="2"/>&lt;img class="alt" src="http://api.usno.navy.mil/imagery/moon.png?date=1/1/2015&amp;time=0:00" width="1024" height="1024" alt="Apparent disk of the Moon on January 1, 2015 0:00 UT"/&gt;</text:p>
      <text:p text:style-name="P1"><text:s text:c="2"/>&lt;div id="info"&gt;</text:p>
      <text:p text:style-name="P1"><text:s text:c="3"/>&lt;ul&gt;</text:p>
      <text:p text:style-name="P1"><text:s text:c="4"/>&lt;li&gt;Sub-Earth: Lat 3.8&amp;#176;, Lon 5.3&amp;#176;&lt;/li&gt;</text:p>
      <text:p text:style-name="P1"><text:s text:c="4"/>&lt;li&gt;Sub-solar: Lat 1.5&amp;#176;, Lon 54.9&amp;#176;&lt;/li&gt;</text:p>
      <text:p text:style-name="P1"><text:s text:c="4"/>&lt;li&gt;<text:bookmark-start text:name="__DdeLink__214_1837983927"/>Phase: <text:bookmark-end text:name="__DdeLink__214_1837983927"/>0.824&lt;/li&gt;</text:p>
      <text:p text:style-name="P1"><text:s text:c="4"/>&lt;li&gt;Diameter: 31' 8.5"&lt;/li&gt;</text:p>
      <text:p text:style-name="P1"><text:s text:c="3"/>&lt;/ul&gt;</text:p>
      <text:p text:style-name="P1"><text:s text:c="2"/>&lt;/div&gt;</text:p>
      <text:p text:style-name="P1"><text:s/>&lt;/div&gt;</text:p>
      <text:p text:style-name="P1">&lt;/body&gt;</text:p>
      <text:p text:style-name="P1">&lt;/html&gt; </text:p>
      <text:p text:style-name="P1">0 </text:p>
      <text:p text:style-name="P1"/>
      <text:p text:style-name="P1">END </text:p>
      <text:p text:style-name="P1"><text:soft-page-break/></text:p>
      <text:p text:style-name="P1">Heck. Found the value on this page isn't the age of the moon; it's the % illuminated (0..100..0).</text:p>
      <text:p text:style-name="P1">So I still need to find a good page on the age of the moon.</text:p>
      <text:p text:style-name="P1"/>
      <text:p text:style-name="P1">After digging around a lot I found another (British) government site that provides, among other things, the age of the moon (days since the New Moon). <text:s/>That should do the trick <text:span text:style-name="T7">(the url is listed later, and in this document's Summary)</text:span>.</text:p>
      <text:h text:style-name="Heading_20_3" text:outline-level="3">July 26, 2015 – client.find() fails <text:span text:style-name="T39">(accidentally down-rev'ed Arduino IDE)</text:span></text:h>
      <text:p text:style-name="Standard">I've upgraded to Ubuntu 14.04 and probably upped the version of Arduino IDE. (later I found I downgraded instead of upgraded the version of Arduino IDE.)</text:p>
      <text:p text:style-name="Standard">I also downloaded a new version of the Sparkfun CC3000 library, so everything is different.</text:p>
      <text:p text:style-name="Standard">Now client.find() fails: <text:s/>if (!client.find((char *)"Date: ")) { is true.</text:p>
      <text:p text:style-name="Standard">Yet if I simply do a for loop printing each received character, I see the Date: string.</text:p>
      <text:p text:style-name="Standard">Odd.</text:p>
      <text:p text:style-name="Standard"/>
      <text:p text:style-name="Standard">Next: look at the documentation for find() to see what's wrong.</text:p>
      <text:h text:style-name="Heading_20_3" text:outline-level="3">August 5, 2015 – Tried the Sparkfun ESP8266 wifi shield</text:h>
      <text:p text:style-name="Standard">In the meantime, I noticed Sparkfun offers a $15, AT-command-driven Wifi Shield, <text:span text:style-name="T7">that seems to support TCP and UDP (vs. just TCP), and sounds simpler than the CC3000 interface</text:span>. So I bought one, soldered the headers on it, and tried out the main demo example <text:span text:style-name="T7">on an Arduino Uno.</text:span></text:p>
      <text:p text:style-name="Standard"/>
      <text:p text:style-name="Standard">Problems:</text:p>
      <text:list xml:id="list1684029624" text:style-name="L2">
        <text:list-item>
          <text:p text:style-name="P119">The git repo of the library isn't setup for the version of Arduino IDE I have. <text:s/>I had to copy everything from the src folder to the main folder of the library in order to have the demo app find the header files.</text:p>
        </text:list-item>
        <text:list-item>
          <text:p text:style-name="P119">The F() macro causes a compiler error. <text:s/>Avoided it by #define F(x) x</text:p>
        </text:list-item>
        <text:list-item>
          <text:p text:style-name="P119">When the board was pressed tight against the Arduino, the comm with the board failed. <text:s/>Pulling the board out a touch seemed to fix that problem.</text:p>
        </text:list-item>
        <text:list-item>
          <text:p text:style-name="P119">The board successfully connected to my Wifi hotspot, but printed garbage for the contents of <text:a xlink:type="simple" xlink:href="http://example.com/" text:style-name="Internet_20_link" text:visited-style-name="Visited_20_Internet_20_Link">http://example.com</text:a>. <text:s/>I suspect the problem is that it's running out of data space because I turned off the F() macro.</text:p>
        </text:list-item>
      </text:list>
      <text:p text:style-name="Standard"/>
      <text:p text:style-name="Standard">Next steps:</text:p>
      <text:p text:style-name="Standard">- Install the latest Arduino IDE. <text:s/>The Ubuntu default version is 1.0.5+..., which is pretty old.</text:p>
      <text:p text:style-name="Standard">- Find a fix for the F() problem. <text:s/>A quick Google turned up a couple promising notes.</text:p>
      <text:h text:style-name="Heading_20_3" text:outline-level="3">August 9, 2015 – got Sparkfun ESP8266 wifi shield working on Uno</text:h>
      <text:p text:style-name="Standard">Uninstalled Arduino; installed from arduino.cc, 64-bit 1.6.5. <text:s/>To install from Arduino.cc <text:span text:style-name="T39">on Ubuntu</text:span>:</text:p>
      <text:list xml:id="list3189917053" text:style-name="L3">
        <text:list-item>
          <text:p text:style-name="P120">Install prerequisites (which installing some other Arduino version will do)</text:p>
        </text:list-item>
        <text:list-item>
          <text:p text:style-name="P120">Download</text:p>
        </text:list-item>
        <text:list-item>
          <text:p text:style-name="P120">Unpack</text:p>
        </text:list-item>
        <text:list-item>
          <text:p text:style-name="P120">Move the unpacked folder to home (~)</text:p>
        </text:list-item>
        <text:list-item>
          <text:p text:style-name="P120">from a terminal, cd to the unpacked arduino folder, sh -x install.sh</text:p>
        </text:list-item>
        <text:list-item>
          <text:p text:style-name="P120">copy your old sketchbook contents (including libraries) to the newly-created ~/Arduino folder.</text:p>
        </text:list-item>
        <text:list-item>
          <text:p text:style-name="P120">On the desktop, right-click on the desktop Arduino file and select Properties</text:p>
        </text:list-item>
        <text:list-item>
          <text:p text:style-name="P120"><text:soft-page-break/>Click the Permissions tab</text:p>
        </text:list-item>
        <text:list-item>
          <text:p text:style-name="P120">Check the box marked Allow executing file as program</text:p>
        </text:list-item>
        <text:list-item>
          <text:p text:style-name="P120">click OK</text:p>
        </text:list-item>
        <text:list-item>
          <text:p text:style-name="P120">The desktop file should now show the Arduino IDE icon</text:p>
        </text:list-item>
        <text:list-item>
          <text:p text:style-name="P120">Drag that desktop icon to the execution bar, so you can start Arduino by clicking on that icon in the execution bar..</text:p>
        </text:list-item>
      </text:list>
      <text:p text:style-name="Standard"/>
      <text:p text:style-name="Standard">Installing the latest Arduino IDE (1.6.5) took care of all of the compilation and library-recognition issues I'd had with the old Arduino IDE.</text:p>
      <text:p text:style-name="Standard"/>
      <text:p text:style-name="Standard">Did a git clone of the Sparkfun ESP8266 library source into the arduino/libraries folder.</text:p>
      <text:p text:style-name="Standard">Successfully compiled and ran the board demo. <text:s/>Sometimes it wouldn't work – I suspect like the other wifi shield it doesn't fully initialize the chip state on reset (vs. power cycle). <text:s/>Once it successfully connected, it seemed to connect correctly more often.</text:p>
      <text:p text:style-name="Standard">To run the demo, I had to set the serial monitor to a newline line ending. <text:s/>When the demo asks for input, click Send.</text:p>
      <text:p text:style-name="Standard"/>
      <text:p text:style-name="Standard">Tried the shield on an Arduino Mega: no luck.</text:p>
      <text:p text:style-name="Standard"/>
      <text:p text:style-name="Standard">Looked at the schematic. <text:s/>The interface to the Arduino is extremely simple: serial I/O on pins 8 &amp; 9.</text:p>
      <text:p text:style-name="Standard"/>
      <text:p text:style-name="Standard"><text:a xlink:type="simple" xlink:href="http://electronics.stackexchange.com/questions/59259/softwareserial-on-arduino-mega" text:style-name="Internet_20_link" text:visited-style-name="Visited_20_Internet_20_Link">http://electronics.stackexchange.com/questions/59259/softwareserial-on-arduino-mega</text:a> explains that Arduino Mega doesn't support serial I/O on pins 8 and 9:</text:p>
      <text:p text:style-name="Text_20_body"><text:span text:style-name="T5">“In Arduino version 1 and above, SoftSerial was replaced with </text:span><text:a xlink:type="simple" xlink:href="http://arduiniana.org/libraries/newsoftserial/" text:style-name="Internet_20_link" text:visited-style-name="Visited_20_Internet_20_Link"><text:span text:style-name="T5">NewSoftSerial</text:span></text:a><text:span text:style-name="T5">. This uses interrupts and timers, and is far more efficient. This limits the pins that it can work on though to ones that have pin change interrupts.”</text:span></text:p>
      <text:p text:style-name="Text_20_body"><text:span text:style-name="T5">Mega supports software serial on pins </text:span><text:span text:style-name="Source_20_Text"><text:span text:style-name="T5">10, 11, 12, 13, 50, 51, 52, 53, 62, 63, 64, 65, 66, 67, 68, 69. <text:s/>Note that pins 8 and 9 are not in that list, which is why the ESP8266 Shield doesn't work with Arduino Mega out of the box.</text:span></text:span></text:p>
      <text:p text:style-name="Standard"><text:span text:style-name="Source_20_Text"><text:span text:style-name="T5">Note: Mega has 4 hardware Uarts: </text:span></text:span><text:span text:style-name="T5">They are on pins 0/1, 14/15, 16/17, 18/19. <text:s/>So one solution would be to wire the ESP8266 serial I/O pins to pins 14/15, 16/17, or 18/19. (cutting the pins for 8 &amp; 9, making it not work with Arduino Uno any more.)</text:span></text:p>
      <text:p text:style-name="Standard"/>
      <text:p text:style-name="P2">Alternatively, you could cut the 8/9 header pins on the shield, rewire them to pins 10/11, and of course in both cases mod the library to use the right pins. <text:s/>I think this still wouldn't work on Uno, because 10, 11, 12 are used for I2C.</text:p>
      <text:p text:style-name="Standard"/>
      <text:p text:style-name="P2">So it sounds like you can make the board either work on Mega or Uno, but not both.</text:p>
      <text:p text:style-name="P2">Seems like a simple thing is to:</text:p>
      <text:p text:style-name="P2">- on the shield, cut the legs for the standoffs for pins 8 &amp; 9, so that they don't connect to pins 8 &amp; 9 on the Mega.</text:p>
      <text:p text:style-name="P2">- on the shield, use hookup wire to connect pins 8 &amp; 9 of the headers to pins 10 &amp; 11 (find which to connect to which).</text:p>
      <text:p text:style-name="P2">- hack the ESP8266 library to use pins 10 &amp; 11 for the software serial.</text:p>
      <text:h text:style-name="Heading_20_3" text:outline-level="3">August 16, 2015 – Got ESP8266 working on Arduino Mega</text:h>
      <text:p text:style-name="Standard">I modified the Sparkfun ESP8266 library to support the Mega Serial1, Serial2, and Serial3.</text:p>
      <text:p text:style-name="Standard"><text:soft-page-break/>I modified the Shield Demo to specify Serial3.</text:p>
      <text:p text:style-name="Standard">I connected shield pin 8 to Mega pin 15 and shield pin 9 to Mega pin 14.</text:p>
      <text:p text:style-name="Standard">On the shield, I cut the header pins for pin 8 and 9, because leaving them connected to Mega pins 8 and 9 and leaving pins 8 and 9 as default inputs seemed to prevent communication (although I'd expect that leaving those Mega pins as inputs without pullup resistors shouldn't affect the signal. Odd.)</text:p>
      <text:p text:style-name="Standard"/>
      <text:p text:style-name="Standard">At that point, the demo successfully connected to my WiFi hotspot, but it wouldn't read from <text:a xlink:type="simple" xlink:href="http://www.example.com/" text:style-name="Internet_20_link" text:visited-style-name="Visited_20_Internet_20_Link">www.example.com</text:a>.</text:p>
      <text:p text:style-name="Standard"/>
      <text:p text:style-name="Standard">Looking at the demo code, I saw it expects the server to immediately respond, and to keep feeding <text:span text:style-name="T20">the board </text:span>so that client.available() is never false. <text:s/>I wrapped the client.available test in a timeout loop that sleeps 5ms every time client.available() is false – that seemed to do the trick. <text:s/>A longer delay caused the board to lose characters. <text:s/>1ms <text:s/>would probably be best.</text:p>
      <text:p text:style-name="Standard"/>
      <text:p text:style-name="Standard">Now the demo program receives all the text from the server, but also (undesireably) echos the communication with the board during reception. <text:s/>See the following example output – note the +IP...: text that intrudes on the output twice, and the final 0,CLOSED.</text:p>
      <text:p text:style-name="P3"/>
      <text:p text:style-name="P3">+IPD,0,1460:HTTP/1.1 200 OK </text:p>
      <text:p text:style-name="P3">Accept-Ranges: bytes </text:p>
      <text:p text:style-name="P3">…</text:p>
      <text:p text:style-name="P3"><text:s text:c="4"/>&lt;p&gt;This domain is established to be used for illustrative examples in documents. You may use this</text:p>
      <text:p text:style-name="P3"><text:s text:c="4"/>domain in examples without pri </text:p>
      <text:p text:style-name="P3">+IPD,0,150:or coordination or asking for permission.&lt;/p&gt;</text:p>
      <text:p text:style-name="P3"><text:s text:c="4"/>&lt;p&gt;&lt;a href="http://www.iana.org/domains/example"&gt;More information...&lt;/a&gt;&lt;/p&gt;</text:p>
      <text:p text:style-name="P3">&lt;/div&gt;</text:p>
      <text:p text:style-name="P3">&lt;/body&gt;</text:p>
      <text:p text:style-name="P3">&lt;/html&gt;</text:p>
      <text:p text:style-name="P3">0,CLOSED </text:p>
      <text:p text:style-name="Standard"/>
      <text:p text:style-name="P1">Examining the code and the <text:span text:style-name="T7">ESP8266 </text:span>AT-command document, it turns out client.read() maps straight to Serial3.read(), but on receiving data the shield will prefix the data block with +IPD,0,len...: and on closing will send 0,CLOSED</text:p>
      <text:p text:style-name="P1"/>
      <text:p text:style-name="P1">I heavily modified the demo to add a state machine that recognizes and skips “\n+IPD,0”.*”:”</text:p>
      <text:p text:style-name="P1">Output looks good:</text:p>
      <text:p text:style-name="P4"/>
      <text:p text:style-name="P4">HTTP/1.1 200 OK </text:p>
      <text:p text:style-name="P4">Accept-Ranges: bytes </text:p>
      <text:p text:style-name="P4">Cache-Control: max-age=604800 </text:p>
      <text:p text:style-name="P4">Content-Type: text/html </text:p>
      <text:p text:style-name="P4">Date: Mon, 17 Aug 2015 00:04:11 GMT </text:p>
      <text:p text:style-name="P4">Etag: "359670651" </text:p>
      <text:p text:style-name="P4">Expires: Mon, 24 Aug 2015 00:04:11 GMT </text:p>
      <text:p text:style-name="P4">Last-Modified: Fri, 09 Aug 2013 23:54:35 GMT </text:p>
      <text:p text:style-name="P4">Server: ECS (rhv/818F) </text:p>
      <text:p text:style-name="P4"><text:soft-page-break/>X-Cache: HIT </text:p>
      <text:p text:style-name="P4">x-ec-custom-error: 1 </text:p>
      <text:p text:style-name="P4">Content-Length: 1270 </text:p>
      <text:p text:style-name="P4">Connection: close </text:p>
      <text:p text:style-name="P4"/>
      <text:p text:style-name="P4">&lt;!doctype html&gt;</text:p>
      <text:p text:style-name="P4">&lt;html&gt;</text:p>
      <text:p text:style-name="P4">&lt;head&gt;</text:p>
      <text:p text:style-name="P4"><text:s text:c="4"/>&lt;title&gt;Example Domain&lt;/title&gt;</text:p>
      <text:p text:style-name="P4"/>
      <text:p text:style-name="P4"><text:s text:c="4"/>&lt;meta charset="utf-8" /&gt;</text:p>
      <text:p text:style-name="P4"><text:s text:c="4"/>&lt;meta http-equiv="Content-type" content="text/html; charset=utf-8" /&gt;</text:p>
      <text:p text:style-name="P4"><text:s text:c="4"/>&lt;meta name="viewport" content="width=device-width, initial-scale=1" /&gt;</text:p>
      <text:p text:style-name="P4"><text:s text:c="4"/>&lt;style type="text/css"&gt;</text:p>
      <text:p text:style-name="P4"><text:s text:c="4"/>body {</text:p>
      <text:p text:style-name="P4"><text:s text:c="8"/>background-color: #f0f0f2;</text:p>
      <text:p text:style-name="P4"><text:s text:c="8"/>margin: 0;</text:p>
      <text:p text:style-name="P4"><text:s text:c="8"/>padding: 0;</text:p>
      <text:p text:style-name="P4"><text:s text:c="8"/>font-family: "Open Sans", "Helvetica Neue", Helvetica, Arial, sans-serif;</text:p>
      <text:p text:style-name="P4"><text:s text:c="8"/></text:p>
      <text:p text:style-name="P4"><text:s text:c="4"/>}</text:p>
      <text:p text:style-name="P4"><text:s text:c="4"/>div {</text:p>
      <text:p text:style-name="P4"><text:s text:c="8"/>width: 600px;</text:p>
      <text:p text:style-name="P4"><text:s text:c="8"/>margin: 5em auto;</text:p>
      <text:p text:style-name="P4"><text:s text:c="8"/>padding: 50px;</text:p>
      <text:p text:style-name="P4"><text:s text:c="8"/>background-color: #fff;</text:p>
      <text:p text:style-name="P4"><text:s text:c="8"/>border-radius: 1em;</text:p>
      <text:p text:style-name="P4"><text:s text:c="4"/>}</text:p>
      <text:p text:style-name="P4"><text:s text:c="4"/>a:link, a:visited {</text:p>
      <text:p text:style-name="P4"><text:s text:c="8"/>color: #38488f;</text:p>
      <text:p text:style-name="P4"><text:s text:c="8"/>text-decoration: none;</text:p>
      <text:p text:style-name="P4"><text:s text:c="4"/>}</text:p>
      <text:p text:style-name="P4"><text:s text:c="4"/>@media (max-width: 700px) {</text:p>
      <text:p text:style-name="P4"><text:s text:c="8"/>body {</text:p>
      <text:p text:style-name="P4"><text:s text:c="12"/>background-color: #fff;</text:p>
      <text:p text:style-name="P4"><text:s text:c="8"/>}</text:p>
      <text:p text:style-name="P4"><text:s text:c="8"/>div {</text:p>
      <text:p text:style-name="P4"><text:s text:c="12"/>width: auto;</text:p>
      <text:p text:style-name="P4"><text:s text:c="12"/>margin: 0 auto;</text:p>
      <text:p text:style-name="P4"><text:s text:c="12"/>border-radius: 0;</text:p>
      <text:p text:style-name="P4"><text:s text:c="12"/>padding: 1em;</text:p>
      <text:p text:style-name="P4"><text:s text:c="8"/>}</text:p>
      <text:p text:style-name="P4"><text:s text:c="4"/>}</text:p>
      <text:p text:style-name="P4"><text:s text:c="4"/>&lt;/style&gt; <text:s text:c="3"/></text:p>
      <text:p text:style-name="P4">&lt;/head&gt;</text:p>
      <text:p text:style-name="P4"/>
      <text:p text:style-name="P4">&lt;body&gt;</text:p>
      <text:p text:style-name="P4">&lt;div&gt;</text:p>
      <text:p text:style-name="P4"><text:soft-page-break/><text:s text:c="4"/>&lt;h1&gt;Example Domain&lt;/h1&gt;</text:p>
      <text:p text:style-name="P4"><text:s text:c="4"/>&lt;p&gt;This domain is established to be used for illustrative examples in documents. You may use this</text:p>
      <text:p text:style-name="P4"><text:s text:c="4"/>domain in examples without pri or coordination or asking for permission.&lt;/p&gt;</text:p>
      <text:p text:style-name="P4"><text:s text:c="4"/>&lt;p&gt;&lt;a href="http://www.iana.org/domains/example"&gt;More information...&lt;/a&gt;&lt;/p&gt;</text:p>
      <text:p text:style-name="P4">&lt;/div&gt;</text:p>
      <text:p text:style-name="P4">&lt;/body&gt;</text:p>
      <text:p text:style-name="P4">&lt;/html&gt;</text:p>
      <text:p text:style-name="P4">0,CLOSED TIMEOUT </text:p>
      <text:p text:style-name="P1"/>
      <text:p text:style-name="Standard">(The TIMEOUT at the end is just a placeholder debug printout).</text:p>
      <text:p text:style-name="Standard"/>
      <text:p text:style-name="Standard">Next steps: modify the state machine so it also recognizes “\n0,CLOSED” and takes appropriate action.</text:p>
      <text:p text:style-name="Standard">Note: client.isConnected() can send a string to the board, so <text:span text:style-name="T20">I don't want to use that call because it might perturb the state of the board.</text:span></text:p>
      <text:p text:style-name="Standard"/>
      <text:p text:style-name="Standard">The URL of the British site is: HM Nautical Almanac Office: Miscellanea, <text:bookmark text:name="top"/>Daily Rise/set and Twilight times for the British Isles</text:p>
      <text:p text:style-name="Standard"><text:a xlink:type="simple" xlink:href="http://astro.ukho.gov.uk/nao/miscellanea/birs2.html" text:style-name="Internet_20_link" text:visited-style-name="Visited_20_Internet_20_Link">http://astro.ukho.gov.uk/nao/miscellanea/birs2.html</text:a></text:p>
      <text:p text:style-name="Standard"/>
      <text:p text:style-name="Standard">Important text fragment from that page:</text:p>
      <text:p text:style-name="Standard">&lt;br&gt;The age of the Moon is 3.3 days old and the illuminated fraction is 10 per cent.</text:p>
      <text:h text:style-name="Heading_20_3" text:outline-level="3">August 18, 2015 – <text:span text:style-name="T10">working on reading the moon phase page</text:span></text:h>
      <text:p text:style-name="P7">I finished <text:span text:style-name="T8">adding code to skip the \n+IPD,...: messages from the ESP8266, and the \n0,CLOSED message at the end of the data. <text:s/>That code seemed to work fine on data received from example.com</text:span></text:p>
      <text:p text:style-name="P7"/>
      <text:p text:style-name="P8">I then changed the code to read from the real moon phase site, <text:a xlink:type="simple" xlink:href="http://astro.ukho.gov.uk/nao/miscellanea/birs2.html" text:style-name="Internet_20_link" text:visited-style-name="Visited_20_Internet_20_Link">http://astro.ukho.gov.uk/nao/miscellanea/birs2.html</text:a>.</text:p>
      <text:p text:style-name="P8"/>
      <text:p text:style-name="P8">Unfortunately, the data the ESP8266 returns from that site includes more intrusive characters: frequent insertion of a line consisting of nothing more than a hexidecimal number.</text:p>
      <text:p text:style-name="P8"/>
      <text:p text:style-name="P8">Could it be this is some overrun message, because it takes so long to print the text received from the site? No: upping the serial output speed to 115200 shows the same intruding characters, with the same values. <text:s/>I wonder if the site has some unprintable characters in it?</text:p>
      <text:p text:style-name="P8"/>
      <text:p text:style-name="P8">I now see that the header says “Transfer-Encoding: chunked”, which means there's a further layer of packeting the data. <text:s/>See <text:a xlink:type="simple" xlink:href="https://en.wikipedia.org/wiki/Chunked_transfer_encoding" text:style-name="Internet_20_link" text:visited-style-name="Visited_20_Internet_20_Link">https://en.wikipedia.org/wiki/Chunked_transfer_encoding</text:a> for the encoding.</text:p>
      <text:p text:style-name="P8"/>
      <text:p text:style-name="P8">Found that if I specify HTTP 1.0 rather than 1.1 in the header, the site returns data without chunked encoding – <text:span text:style-name="T20">no intrusive characters.</text:span></text:p>
      <text:p text:style-name="P8"/>
      <text:p text:style-name="P9">Noticed that I still see the 0,CLOSED command at the end, which suggests that the detection of that command is failing. <text:s/><text:span text:style-name="T9">Started debugging that problem. <text:s/>It doesn't seem to find the \n0 sequence. <text:s/>Skipping \r didn't help. <text:s/>So I wonder if there's an unprintable character before the 0.</text:span></text:p>
      <text:p text:style-name="P9"/>
      <text:h text:style-name="Heading_20_3" text:outline-level="3"><text:soft-page-break/>August 20, 2015 – Hacked the recognition of closed HTTP session</text:h>
      <text:p text:style-name="P10">Strangely, the 0,CLOSED doesn't seem to be preceded by a \n or a \n with any surrounding of \r, yet the output of the 0,CLOSED always begins at the left column. I wonder whether there's a non-printable character in there.</text:p>
      <text:p text:style-name="P10"/>
      <text:p text:style-name="P10">As a hack, I changed the code to recognized the string “0,CLOSED” anywhere in the text. <text:s/>It seems to work fine that way.</text:p>
      <text:h text:style-name="Heading_20_3" text:outline-level="3">August 23, 2015 – writing a library to read from ESP8266</text:h>
      <text:p text:style-name="P11">Recasting the code into a library to be used in the Lunar Clock. Modifying Lunar Clock to use it instead of the CC3000 WiFi shield.</text:p>
      <text:p text:style-name="P11"/>
      <text:p text:style-name="P12">Everything going well until I added the parsing of the date header:</text:p>
      <text:p text:style-name="P5">Reset. </text:p>
      <text:p text:style-name="P5">start </text:p>
      <text:p text:style-name="P5">Connected as 192.168.0.36 </text:p>
      <text:p text:style-name="P5">Searching for: Date: </text:p>
      <text:p text:style-name="P5">Reset. </text:p>
      <text:p text:style-name="P5">start </text:p>
      <text:p text:style-name="P5">Connected as 128.0.0.0 </text:p>
      <text:p text:style-name="P5">Searching for: Date: </text:p>
      <text:p text:style-name="P12">It starts searching for the date, then resets.</text:p>
      <text:h text:style-name="Heading_20_3" text:outline-level="3">August 25, 2015 – <text:span text:style-name="T11">successfully </text:span>reading the age of the moon</text:h>
      <text:p text:style-name="Standard">Found the simple bug that was causing a reset: an infinite loop that copied data.</text:p>
      <text:p text:style-name="Standard"/>
      <text:p text:style-name="Standard">Added code to read and parse the age of the moon (days since the new moon) and illuminated percentage of the face of the moon. <text:s/>Example output:</text:p>
      <text:p text:style-name="P3">Reset. </text:p>
      <text:p text:style-name="P3">Starting... </text:p>
      <text:p text:style-name="P3">Connecting to needhamia4 ... </text:p>
      <text:p text:style-name="P3">Connected as 192.168.0.36 </text:p>
      <text:p text:style-name="P3">Querying astro.ukho.gov.uk ... </text:p>
      <text:p text:style-name="P3">Found Date: </text:p>
      <text:p text:style-name="P3">days since Sunday: 3 </text:p>
      <text:p text:style-name="P3">day of month: 26 </text:p>
      <text:p text:style-name="P3">Month: 8 </text:p>
      <text:p text:style-name="P3">Year: 2015 </text:p>
      <text:p text:style-name="P3">Hour: 4 </text:p>
      <text:p text:style-name="P3">Minute: 2 </text:p>
      <text:p text:style-name="P3">Second: 20 </text:p>
      <text:p text:style-name="P3">Days since new moon: 11.30 </text:p>
      <text:p text:style-name="P3">Percent illuminated: 81 </text:p>
      <text:p text:style-name="P3">Query completed. </text:p>
      <text:p text:style-name="Standard"/>
      <text:h text:style-name="Heading_20_3" text:outline-level="3"><text:soft-page-break/>August 27, 2015 – Committing the code on GitHub</text:h>
      <text:p text:style-name="P14">I moved the library code into a library, then created a GitHub repo for the Sketch (<text:a xlink:type="simple" xlink:href="https://github.com/bneedhamia/LunarClock" text:style-name="Internet_20_link" text:visited-style-name="Visited_20_Internet_20_Link">https://github.com/bneedhamia/LunarClock</text:a>) and another for the library (pointed to by the Sketch code), and committed the code.</text:p>
      <text:h text:style-name="Heading_20_3" text:outline-level="3">October 11, 2015 – Wrote write_eeprom_strings</text:h>
      <text:p text:style-name="P15"><text:span text:style-name="T21">Thinking about how easy it would be to accidentally commit my WiFi credentials into the source, I w</text:span>ote an Arduino Sketch, write_eeprom_strings, that writes the user-entered WiFi SSID and Password into EEPROM. <text:s/><text:span text:style-name="T21">That way, the Sketch can read the WiFi credentials from EEPROM rather than hard-coding them in the Sketch source code.</text:span></text:p>
      <text:h text:style-name="Heading_20_3" text:outline-level="3">October 12, 2015 – Committed write_eeprom_strings</text:h>
      <text:p text:style-name="P16">Finished cleaning up write_eeprom_strings. Created a github repo for it.</text:p>
      <text:h text:style-name="Heading_20_3" text:outline-level="3">October 13, 2015 – Added an example</text:h>
      <text:p text:style-name="P17">Added a simple example to show how to read EEPROM strings written by write_eeprom_strings.</text:p>
      <text:h text:style-name="Heading_20_2" text:outline-level="2">October 14, 2015 – Modded LunarClock to use EEPROM</text:h>
      <text:p text:style-name="P60">Changed LunarClock code to get WiFi SSID and Password from EEPROM. <text:s/><text:span text:style-name="T21">Committed</text:span> that change.</text:p>
      <text:p text:style-name="P61">Noticed that the WiFi is VERY unreliable <text:span text:style-name="T21">for me</text:span>. Successfully reads about once every 5 times. <text:s/>The rest of the time it either doesn't init the board properly or doesn't successfully query the site. <text:s/>Finally it totally locked up. <text:s/><text:span text:style-name="T21">Mighty frustrating. <text:s/>I wonder whether it's an electrical problem.</text:span></text:p>
      <text:h text:style-name="Heading_20_2" text:outline-level="2">October 15, 2015 – Back to CC3000</text:h>
      <text:p text:style-name="P18">Tried many times to get the ESP8266 to connect to <text:span text:style-name="T39">my wifi hotspot</text:span>, with no success at all. Played with insulating the USB A connector, replaced the serial comm wires, reseated the board, all to no effect.</text:p>
      <text:p text:style-name="P18"/>
      <text:p text:style-name="P18"><text:span text:style-name="T21">D</text:span>ecided to try to get the CC3000 to work again. <text:s/>When it failed last, I was using a seriously out of date Arduino IDE – <text:span text:style-name="T21">maybe things will be better now.</text:span></text:p>
      <text:p text:style-name="Standard"/>
      <text:p text:style-name="Standard">Replaced the ESP8266 on the Mega with a <text:span text:style-name="T21">Sparkfun </text:span>Transmogriboard and CC3000. <text:s/>From my notes, this should work out of the box with no software or hardware changes. <text:s/>Yet board test hangs in the board init.</text:p>
      <text:p text:style-name="Standard"/>
      <text:p text:style-name="Standard">Decided to wipe the CC3000 library and download it afresh. <text:s/><text:span text:style-name="T14">No luck: the board test still hangs, with or without the Transmogrishield.</text:span></text:p>
      <text:p text:style-name="Standard"/>
      <text:p text:style-name="Standard">Tried the CC3000 board test Sketch with the board on an Uno. <text:s/>Works great. <text:s/><text:span text:style-name="T21">Odd.</text:span></text:p>
      <text:h text:style-name="Heading_20_2" text:outline-level="2">October 16, 2015 – <text:span text:style-name="T39">Found a couple non-soldered pins</text:span></text:h>
      <text:p text:style-name="P19">Decided to check the Transmogrishield + CC3000 Shield combination for wiring continuity.</text:p>
      <text:p text:style-name="P19">Mega MOSI → Shield 11 ok</text:p>
      <text:p text:style-name="P19">Mega MISO → Shield 12 NOT CONNECTED</text:p>
      <text:p text:style-name="P19">Mega SCLK → Shield 13 ok</text:p>
      <text:p text:style-name="P19"><text:soft-page-break/>of the other pins... D10 → D10 NOT CONNECTED</text:p>
      <text:p text:style-name="P20">Checking the Transmogrishield alone, both flaws appear on that board.</text:p>
      <text:p text:style-name="P20">Checking the CC3000 Shield alone, neither flaw appears on the shield.</text:p>
      <text:p text:style-name="P20"/>
      <text:p text:style-name="P20">So the Transmogrishield has two <text:span text:style-name="T21">Not Connected</text:span> <text:span text:style-name="T21">pins that should be connected</text:span>.</text:p>
      <text:p text:style-name="P20">Looking closely, it looks like the top connector joints for D10 and MISO (12) are not connected.</text:p>
      <text:p text:style-name="P21">Resoldered those two connections. <text:s/><text:span text:style-name="T21">Now </text:span>the Mega+Transmogri+CC3000 passed the CC3000 board test, connection test, and WebClient Sketches – it works!</text:p>
      <text:p text:style-name="P21"/>
      <text:p text:style-name="P22">Rewrote LunarClock to use the CC3000 rather than the ESP8266 – works great.</text:p>
      <text:h text:style-name="Heading_20_2" text:outline-level="2">October 18, 2015 – stepper experiments; <text:span text:style-name="T16">ordered new parts</text:span></text:h>
      <text:p text:style-name="P23">Created the bill of materials. About $140 so far.</text:p>
      <text:p text:style-name="P23"/>
      <text:p text:style-name="P28">In writing the Bill of Materials, I found the stepper motor I'm currently using, an old Jameco 30BYJ02AH unipolar stepper motor, is no longer carried by Jameco (or anyone else I can find).</text:p>
      <text:p text:style-name="P28"/>
      <text:p text:style-name="P23">In looking for a replacement for the no-longer-carried stepper motor, remembered that there's a Stepper arduino library. <text:s/>Put in code to use that <text:span text:style-name="T21">instead of the hand-written code I had been using</text:span>. <text:s/><text:span text:style-name="T15">Also found 2 AdaFruit stepper motors that look promising.</text:span></text:p>
      <text:p text:style-name="P23"/>
      <text:p text:style-name="P24">Experimented a lot with the Arduino Stepper library. <text:s/>It does full steps instead of the half-steps specified by my current (obsolete) stepper. <text:s/>After much experimentation and calculation from the <text:span text:style-name="T21">stepper motor </text:span>datasheet, came up with the right settings to run the motor from the Stepper library.</text:p>
      <text:p text:style-name="P24"/>
      <text:p text:style-name="P24">Note: with full steps the motor is fairly weak. <text:s/>I'm concerned that with a large disk of wood attached to it, it may slip. <text:s/>That's something to test with the new stepper motor(s).</text:p>
      <text:p text:style-name="P24"/>
      <text:p text:style-name="P24">Started looking at the datasheet for the opto-interrupter I have. <text:s/>It's too narrow for my use (5mm), but is likely similar to what I'll need.</text:p>
      <text:p text:style-name="P24"/>
      <text:p text:style-name="P25">Ordered 2 types of stepper motors from AdaFruit; ordered a 10mm opto-interrupter from Sparkfun, along with the Sparkfun breakout board for it.</text:p>
      <text:p text:style-name="P24"/>
      <text:p text:style-name="P30">Built the start of the state machine that will run the real Lunar Clock – whee!</text:p>
      <text:h text:style-name="Heading_20_2" text:outline-level="2">October 20, 2015 – Exploring laser cutting</text:h>
      <text:p text:style-name="P31">Signed up for <text:a xlink:type="simple" xlink:href="https://www.ponoko.com/" text:style-name="Internet_20_link" text:visited-style-name="Visited_20_Internet_20_Link">https://www.ponoko.com/</text:a> and read up on what sorts of laser cutting they offer. Thought I'd start out with 1/8” (0.125”) MDF in a 15”x15” piece. <text:s/>Downloaded their Inkscape templates for MDF.</text:p>
      <text:p text:style-name="P31"/>
      <text:p text:style-name="P31">Downloaded Inkscape (<text:a xlink:type="simple" xlink:href="https://inkscape.org/" text:style-name="Internet_20_link" text:visited-style-name="Visited_20_Internet_20_Link">https://inkscape.org/</text:a>) as the Open Source tool I plan to use to create the Laser Cutting diagrams.</text:p>
      <text:p text:style-name="P31"/>
      <text:p text:style-name="P32">Hole placement for the lunar disk: The 5mm-bore set screw hub I'm using has holes 0.5445” apart horizontally or vertically. <text:s/>Further, the screw clearances page, <text:a xlink:type="simple" xlink:href="http://www.phy.mtu.edu/~suits/misc/tapsizes.html" text:style-name="Internet_20_link" text:visited-style-name="Visited_20_Internet_20_Link">http://www.phy.mtu.edu/~suits/misc/tapsizes.html</text:a>, lists a “free fit” hole for a 6-32 screw as being 0.1495” in diameter. <text:s/>So I think I want to place the <text:span text:style-name="T22">4 </text:span>holes at 0.272” (0.5445” / 2) from center in x and <text:soft-page-break/>y, and 0.1495” diameter. <text:s/><text:span text:style-name="T23">The center of a 15.1” square sheet is 7.550”, 7.550”. Inkscape works in 1,000ths of an inch, so I think the 4 holes should be:</text:span></text:p>
      <text:p text:style-name="P33">0.149” in diameter, centered at</text:p>
      <text:p text:style-name="P33">7.278, 7.278</text:p>
      <text:p text:style-name="P33">7.278, 7.822</text:p>
      <text:p text:style-name="P33">7.822, 7.822</text:p>
      <text:p text:style-name="P33">7.822, 7.278</text:p>
      <text:p text:style-name="P33"/>
      <text:p text:style-name="P32"/>
      <text:p text:style-name="P33">After a bit of stumbling around in Inkscape (I've never used it before) I created 4 holes which I think are at the right locations and size, and the proper color to indicate cuts (vs. engraving). <text:s/><text:span text:style-name="T24">I next tried to add a cross (two intersecting lines) at the center, and was completely stumped. <text:s/>Drawing a horizontal line in Inkscape seems tricky.</text:span></text:p>
      <text:h text:style-name="Heading_20_2" text:outline-level="2">October 23, 2015 – first Ponoko quote</text:h>
      <text:p text:style-name="P62">I'm so excited! <text:s/>I learned how to draw horizontal, vertical, etc., lines in Inkscape. I was using the wrong tool; the one I need is the pen (“draw Bezier curves and straight lines”) with the control key held down to constrain the line to angles <text:span text:style-name="T25">that are multiples </text:span>of 15 degrees.</text:p>
      <text:p text:style-name="P62">With that new-found knowledge and a bit of time, I created an Inkscape file that had 12 lunar disks and a slot for the photo-interrupter. <text:s/>I successfully uploaded it to Ponoko and got a quote for that design on 1/8”, 15” square MDF: $14 – not a bad start.</text:p>
      <text:p text:style-name="P62">On printing out the design and looking at it a bit, I've decided that 12 lunar disks on one wheel results in disks that are too small. </text:p>
      <text:h text:style-name="Heading_20_2" text:outline-level="2">October 24, 2015 – <text:span text:style-name="T39">Sent</text:span> Wheel to Ponoko; <text:span text:style-name="T39">photo-interrupter</text:span></text:h>
      <text:p text:style-name="Standard">Created another lunar wheel, with just 8 disks – not a lot of lunar images, but a good size. <text:s/>Maybe I'll explore doing one of 10 images sometime.</text:p>
      <text:p text:style-name="Standard"/>
      <text:p text:style-name="Standard">I added the crescent moon edges, to guide painting. <text:s/>Decided to show crescents and gibbous moons that are <text:span text:style-name="T26">½ way between the quarters, half, and new moons. <text:s/>Calculated the visible fraction at that point: r * cos(45 degrees). <text:s/>Added an outline of our dog, to use as a model for the dog I want in the image.</text:span></text:p>
      <text:p text:style-name="Standard"/>
      <text:p text:style-name="P34">A while back I read a Ponoko blog on “Scale Fail” <text:a xlink:type="simple" xlink:href="http://blog.ponoko.com/2009/08/19/avoid-scale-fail-with-free-prototyping/" text:style-name="Internet_20_link" text:visited-style-name="Visited_20_Internet_20_Link">http://blog.ponoko.com/2009/08/19/avoid-scale-fail-with-free-prototyping/</text:a>. <text:s/>It's all about taking advantage of cheap prototypes before committing to a spendy print. <text:s/>Proto 1 = paper (print it to scale on your home paper printer); Proto 2 = cardboard: cardboard is cheap and can be cut using the pattern; Proto 3 is the real thing.<text:span text:style-name="T28">'</text:span></text:p>
      <text:p text:style-name="P34"/>
      <text:p text:style-name="P35">Printing in paper, I found I'd reversed a couple of the lunar images – that would have <text:span text:style-name="T36">wasted one purchase of an MDF cut from Ponoko.</text:span></text:p>
      <text:p text:style-name="P34"/>
      <text:p text:style-name="P34">The Sparkfun opto-interrupter <text:span text:style-name="T27">and breakout board </text:span>has arrived, <text:span text:style-name="T28">and I soldered it up. <text:s/>With very little difficulty I got it working great. <text:s/>Decided to avoid noise at the edges of the slot by insisting on first seeing a few steps with the opto-interrupter reporting darkness, then searching for the first occurrence of light. <text:s/>That way if the Sketch starts with the wheel at the start of the slot or in the middle of the slot, it should find the start of the slot easily.</text:span></text:p>
      <text:h text:style-name="Heading_20_3" text:outline-level="3"><text:soft-page-break/>October 26, 2015 – Checking out the Adafruit stepper motors.</text:h>
      <text:p text:style-name="P36">The two Adafruit stepper motors arrived today. <text:s/>One is a 12V motor; the other is a 5V motor.</text:p>
      <text:p text:style-name="P36"/>
      <text:p text:style-name="P42">The manufacturer's datasheet for the 12V motor is at <text:a xlink:type="simple" xlink:href="http://www.sensors.co.nz/datasheet/28BYJ-48%20Stepper%20Motor.pdf" text:style-name="Internet_20_link" text:visited-style-name="Visited_20_Internet_20_Link">http://www.sensors.co.nz/datasheet/28BYJ-48%20Stepper%20Motor.pdf</text:a> <text:span text:style-name="T29">(oops – that's the 5V datasheet. <text:s/>I can't seem to find a 12V datasheet)</text:span></text:p>
      <text:p text:style-name="P36"/>
      <text:p text:style-name="P36">Starting with the 28BYJ-48 12V DC unipolar stepper motor, <text:a xlink:type="simple" xlink:href="http://www.adafruit.com/products/918" text:style-name="Internet_20_link" text:visited-style-name="Visited_20_Internet_20_Link">http://www.adafruit.com/products/918</text:a>, I measured the resistance of the pins to determine which is the common pin, to double-check the datasheet, and to practice finding the interface to a stepper motor that has no datasheet.</text:p>
      <text:p text:style-name="P36"/>
      <table:table table:name="Table1" table:style-name="Table1">
        <table:table-column table:style-name="Table1.A" table:number-columns-repeated="5"/>
        <table:table-column table:style-name="Table1.F"/>
        <table:table-row>
          <table:table-cell table:style-name="Table1.A1" office:value-type="string">
            <text:p text:style-name="P38">28BYJ-48 12V</text:p>
          </table:table-cell>
          <table:table-cell table:style-name="Table1.A1" office:value-type="string">
            <text:p text:style-name="P101">Blue</text:p>
          </table:table-cell>
          <table:table-cell table:style-name="Table1.A1" office:value-type="string">
            <text:p text:style-name="P101">Pink</text:p>
          </table:table-cell>
          <table:table-cell table:style-name="Table1.A1" office:value-type="string">
            <text:p text:style-name="P101">Yellow</text:p>
          </table:table-cell>
          <table:table-cell table:style-name="Table1.A1" office:value-type="string">
            <text:p text:style-name="P101">Orange</text:p>
          </table:table-cell>
          <table:table-cell table:style-name="Table1.F1" office:value-type="string">
            <text:p text:style-name="P101">Red</text:p>
          </table:table-cell>
        </table:table-row>
        <table:table-row>
          <table:table-cell table:style-name="Table1.A2" office:value-type="string">
            <text:p text:style-name="P101">Blue</text:p>
          </table:table-cell>
          <table:table-cell table:style-name="Table1.A2" office:value-type="string">
            <text:p text:style-name="Table_20_Contents">-</text:p>
          </table:table-cell>
          <table:table-cell table:style-name="Table1.A2" office:value-type="string">
            <text:p text:style-name="P105">161 ohm</text:p>
          </table:table-cell>
          <table:table-cell table:style-name="Table1.A2" office:value-type="string">
            <text:p text:style-name="P105">160</text:p>
          </table:table-cell>
          <table:table-cell table:style-name="Table1.A2" office:value-type="string">
            <text:p text:style-name="P105">162</text:p>
          </table:table-cell>
          <table:table-cell table:style-name="Table1.F2" office:value-type="string">
            <text:p text:style-name="P105">80</text:p>
          </table:table-cell>
        </table:table-row>
        <table:table-row>
          <table:table-cell table:style-name="Table1.A2" office:value-type="string">
            <text:p text:style-name="P101">Pink</text:p>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105">160</text:p>
          </table:table-cell>
          <table:table-cell table:style-name="Table1.A2" office:value-type="string">
            <text:p text:style-name="P105">161</text:p>
          </table:table-cell>
          <table:table-cell table:style-name="Table1.F2" office:value-type="string">
            <text:p text:style-name="P105">81</text:p>
          </table:table-cell>
        </table:table-row>
        <table:table-row>
          <table:table-cell table:style-name="Table1.A2" office:value-type="string">
            <text:p text:style-name="P101">Yellow</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105">160</text:p>
          </table:table-cell>
          <table:table-cell table:style-name="Table1.F2" office:value-type="string">
            <text:p text:style-name="P105">80</text:p>
          </table:table-cell>
        </table:table-row>
        <table:table-row>
          <table:table-cell table:style-name="Table1.A2" office:value-type="string">
            <text:p text:style-name="P101">Orang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F2" office:value-type="string">
            <text:p text:style-name="P105">81</text:p>
          </table:table-cell>
        </table:table-row>
        <table:table-row>
          <table:table-cell table:style-name="Table1.A2" office:value-type="string">
            <text:p text:style-name="P101">Red</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text:p>
          </table:table-cell>
        </table:table-row>
      </table:table>
      <text:p text:style-name="P36"/>
      <text:p text:style-name="P39">In a Unipolar (one-way voltage) stepper motor, 4 pins will have about the same resistance among any pair, and one pin (the common pin) will have about ½ that resistance between it and each of the other pins. <text:s text:c="2"/>Reassuringly, that's what we see here.</text:p>
      <text:p text:style-name="P39">So <text:span text:style-name="T1">the Red pin is the common pin</text:span>, just like the datasheet says.</text:p>
      <text:p text:style-name="P39"/>
      <text:p text:style-name="P39">Now let's calculate <text:span text:style-name="T2">current</text:span>: <text:s/>V <text:s/>= I*R, so V/R = I.</text:p>
      <text:p text:style-name="P39">It's rated at <text:span text:style-name="T2">12V</text:span> so 12/80 = 0.15A, or <text:span text:style-name="T2">150mA</text:span>. <text:span text:style-name="T31">Normally 2 pins are energized at a time, so the current is double that, or </text:span><text:span text:style-name="T3">300mA</text:span><text:span text:style-name="T31">.</text:span></text:p>
      <text:p text:style-name="P39">Our Arduino power supply outputs nominally <text:span text:style-name="T2">9V</text:span>, so 9/80 = .112A, or <text:span text:style-name="T2">112mA. </text:span><text:span text:style-name="T3">Double that = 224mA</text:span></text:p>
      <text:p text:style-name="P39">The Arduino has a regulated <text:span text:style-name="T2">5V</text:span> supply, so 5/80 = .062A or <text:span text:style-name="T2">62mA. </text:span><text:span text:style-name="T3">Double that = 124mA.</text:span></text:p>
      <text:p text:style-name="P40">Note: online discussions suggest the max 5V <text:span text:style-name="T66">Arduino </text:span>current will be under 500mA, so we probably want to power from the 9V Vin instead of the regulated 5V.</text:p>
      <text:p text:style-name="P40"/>
      <text:p text:style-name="P51">Summarizing the <text:s/><text:span text:style-name="T38">28BYJ-48 12V</text:span></text:p>
      <table:table table:name="Table3" table:style-name="Table3">
        <table:table-column table:style-name="Table3.A"/>
        <table:table-column table:style-name="Table3.B"/>
        <table:table-row>
          <table:table-cell table:style-name="Table3.A1" office:value-type="string">
            <text:p text:style-name="P111">Voltage</text:p>
          </table:table-cell>
          <table:table-cell table:style-name="Table3.B1" office:value-type="string">
            <text:p text:style-name="P111">Current</text:p>
          </table:table-cell>
        </table:table-row>
        <table:table-row>
          <table:table-cell table:style-name="Table3.A2" office:value-type="string">
            <text:p text:style-name="P111">12V</text:p>
          </table:table-cell>
          <table:table-cell table:style-name="Table3.B2" office:value-type="string">
            <text:p text:style-name="P111">300mA</text:p>
          </table:table-cell>
        </table:table-row>
        <table:table-row>
          <table:table-cell table:style-name="Table3.A2" office:value-type="string">
            <text:p text:style-name="P111">9V</text:p>
          </table:table-cell>
          <table:table-cell table:style-name="Table3.B2" office:value-type="string">
            <text:p text:style-name="P111">224mA</text:p>
          </table:table-cell>
        </table:table-row>
        <table:table-row>
          <table:table-cell table:style-name="Table3.A2" office:value-type="string">
            <text:p text:style-name="P111">5V</text:p>
          </table:table-cell>
          <table:table-cell table:style-name="Table3.B2" office:value-type="string">
            <text:p text:style-name="P111">124mA</text:p>
          </table:table-cell>
        </table:table-row>
      </table:table>
      <text:p text:style-name="P51"/>
      <text:p text:style-name="P40"/>
      <text:p text:style-name="P40">Order of pin activation: The datasheet doesn't actually say, <text:span text:style-name="T31">but</text:span> we can quickly <text:span text:style-name="T31">and harmlessly </text:span>experiment with the order. <text:s/>4 pins taken in any order would produce 4 factorial (4!), which is 4 * 3 * 2 * 1. <text:s/>Fortunately, because the pins run in a cycle, we can pick any one pin and start the cycle with that one. That leaves only 3! combinations, or 3 * 2 * 1 = 6 combinations. <text:s/>Testing a combination is just a matter of initializing the Stepper object in the Sketch with that combination. <text:s/>One of the 6 sequences should produce strong clockwise motion, the reverse of that sequence should produce strong counter-clockwise (anticlockwise) motion, and the other four should produce weak motion if any motion at all. <text:s/><text:soft-page-break/>You can test strong vs. weak by holding the turning wheel back a bit to feel how much it resists. <text:s/><text:span text:style-name="T30">Also a good step sequence should be quieter than the bad ones.</text:span></text:p>
      <text:p text:style-name="P40"/>
      <text:p text:style-name="P41">Oops! <text:s/>Before testing rotation, I need to put in the steps per revolution and the speed in RPMs – running the motor too fast will make it not rotate properly. <text:s/><text:span text:style-name="T30">Set it to the Adafruit recommendation of 513 steps per revolution and 5 RPMs.</text:span></text:p>
      <text:p text:style-name="P41"/>
      <text:p text:style-name="P43">The results:</text:p>
      <text:p text:style-name="P44">Stepper stepper(STEPS_PER_REVOLUTION,</text:p>
      <text:p text:style-name="P44"><text:s text:c="4"/>//PIN_STEP_BLUE, PIN_STEP_YELLOW, PIN_STEP_PINK, PIN_STEP_ORANGE); <text:s text:c="3"/>// weak clockwise, noisy</text:p>
      <text:p text:style-name="P44"><text:s text:c="4"/>//PIN_STEP_BLUE, PIN_STEP_YELLOW, PIN_STEP_ORANGE, PIN_STEP_PINK); <text:s text:c="3"/>// weak clockwise, noisy</text:p>
      <text:p text:style-name="P44"><text:s text:c="4"/>PIN_STEP_BLUE, PIN_STEP_PINK, PIN_STEP_YELLOW, PIN_STEP_ORANGE); <text:s/>// strong clockwise, quiet</text:p>
      <text:p text:style-name="P44"><text:s text:c="4"/>//PIN_STEP_BLUE, PIN_STEP_PINK, PIN_STEP_ORANGE, PIN_STEP_YELLOW); <text:s/>// strong counterclockwise</text:p>
      <text:p text:style-name="P44"><text:s text:c="4"/>//PIN_STEP_BLUE, PIN_STEP_ORANGE, PIN_STEP_YELLOW, PIN_STEP_PINK); <text:s/>// weak CCW, noisy</text:p>
      <text:p text:style-name="P44"><text:s text:c="4"/>//PIN_STEP_BLUE, PIN_STEP_ORANGE, PIN_STEP_PINK, PIN_STEP_YELLOW); <text:s/>// weak CCW, noisy</text:p>
      <text:p text:style-name="P43">So blue, pink, yellow, orange is the winner. <text:s/>Remember that the Stepper library <text:span text:style-name="T35">energizes pins</text:span> in a different order than the order of pins in the Stepper() constructor here.</text:p>
      <text:p text:style-name="P43"/>
      <text:p text:style-name="P43">I noticed the motor getting a lot warmer than the old, obsolete one did. <text:span text:style-name="T32">For comparison, my obsolete motor has a common-to-pin resistance of 193 ohms. At 9V the current is 9/193 = 46mA; double that = </text:span><text:span text:style-name="T4">92mA</text:span><text:span text:style-name="T32">. <text:s/>In contrast, this motor at 9V consumes 224mA = about 2.5 times more current than my old motor.</text:span></text:p>
      <text:h text:style-name="Heading_20_3" text:outline-level="3">October 27, 2015 – The 5V motor</text:h>
      <text:p text:style-name="P37"/>
      <text:p text:style-name="P45">Looking at the Adafruit 28BYJ-48 5V version.</text:p>
      <table:table table:name="Table2" table:style-name="Table2">
        <table:table-column table:style-name="Table2.A" table:number-columns-repeated="5"/>
        <table:table-column table:style-name="Table2.F"/>
        <table:table-row>
          <table:table-cell table:style-name="Table2.A1" office:value-type="string">
            <text:p text:style-name="P46">28BYJ-48 5V</text:p>
          </table:table-cell>
          <table:table-cell table:style-name="Table2.A1" office:value-type="string">
            <text:p text:style-name="P102">Blue</text:p>
          </table:table-cell>
          <table:table-cell table:style-name="Table2.A1" office:value-type="string">
            <text:p text:style-name="P102">Pink</text:p>
          </table:table-cell>
          <table:table-cell table:style-name="Table2.A1" office:value-type="string">
            <text:p text:style-name="P102">Yellow</text:p>
          </table:table-cell>
          <table:table-cell table:style-name="Table2.A1" office:value-type="string">
            <text:p text:style-name="P102">Orange</text:p>
          </table:table-cell>
          <table:table-cell table:style-name="Table2.F1" office:value-type="string">
            <text:p text:style-name="P102">Red</text:p>
          </table:table-cell>
        </table:table-row>
        <table:table-row>
          <table:table-cell table:style-name="Table2.A2" office:value-type="string">
            <text:p text:style-name="P102">Blue</text:p>
          </table:table-cell>
          <table:table-cell table:style-name="Table2.A2" office:value-type="string">
            <text:p text:style-name="P109">-</text:p>
          </table:table-cell>
          <table:table-cell table:style-name="Table2.A2" office:value-type="string">
            <text:p text:style-name="P106"><text:span text:style-name="T31">50</text:span> ohm</text:p>
          </table:table-cell>
          <table:table-cell table:style-name="Table2.A2" office:value-type="string">
            <text:p text:style-name="P110">50</text:p>
          </table:table-cell>
          <table:table-cell table:style-name="Table2.A2" office:value-type="string">
            <text:p text:style-name="P110">51</text:p>
          </table:table-cell>
          <table:table-cell table:style-name="Table2.F2" office:value-type="string">
            <text:p text:style-name="P110">25</text:p>
          </table:table-cell>
        </table:table-row>
        <table:table-row>
          <table:table-cell table:style-name="Table2.A2" office:value-type="string">
            <text:p text:style-name="P102">Pink</text:p>
          </table:table-cell>
          <table:table-cell table:style-name="Table2.A2" office:value-type="string">
            <text:p text:style-name="P109"/>
          </table:table-cell>
          <table:table-cell table:style-name="Table2.A2" office:value-type="string">
            <text:p text:style-name="P109">-</text:p>
          </table:table-cell>
          <table:table-cell table:style-name="Table2.A2" office:value-type="string">
            <text:p text:style-name="P110">50</text:p>
          </table:table-cell>
          <table:table-cell table:style-name="Table2.A2" office:value-type="string">
            <text:p text:style-name="P110">51</text:p>
          </table:table-cell>
          <table:table-cell table:style-name="Table2.F2" office:value-type="string">
            <text:p text:style-name="P110">25</text:p>
          </table:table-cell>
        </table:table-row>
        <table:table-row>
          <table:table-cell table:style-name="Table2.A2" office:value-type="string">
            <text:p text:style-name="P102">Yellow</text:p>
          </table:table-cell>
          <table:table-cell table:style-name="Table2.A2" office:value-type="string">
            <text:p text:style-name="P109"/>
          </table:table-cell>
          <table:table-cell table:style-name="Table2.A2" office:value-type="string">
            <text:p text:style-name="P109"/>
          </table:table-cell>
          <table:table-cell table:style-name="Table2.A2" office:value-type="string">
            <text:p text:style-name="P109">-</text:p>
          </table:table-cell>
          <table:table-cell table:style-name="Table2.A2" office:value-type="string">
            <text:p text:style-name="P110">50</text:p>
          </table:table-cell>
          <table:table-cell table:style-name="Table2.F2" office:value-type="string">
            <text:p text:style-name="P110">25</text:p>
          </table:table-cell>
        </table:table-row>
        <table:table-row>
          <table:table-cell table:style-name="Table2.A2" office:value-type="string">
            <text:p text:style-name="P102">Orange</text:p>
          </table:table-cell>
          <table:table-cell table:style-name="Table2.A2" office:value-type="string">
            <text:p text:style-name="P109"/>
          </table:table-cell>
          <table:table-cell table:style-name="Table2.A2" office:value-type="string">
            <text:p text:style-name="P109"/>
          </table:table-cell>
          <table:table-cell table:style-name="Table2.A2" office:value-type="string">
            <text:p text:style-name="P109"/>
          </table:table-cell>
          <table:table-cell table:style-name="Table2.A2" office:value-type="string">
            <text:p text:style-name="P109">-</text:p>
          </table:table-cell>
          <table:table-cell table:style-name="Table2.F2" office:value-type="string">
            <text:p text:style-name="P110">25</text:p>
          </table:table-cell>
        </table:table-row>
        <table:table-row>
          <table:table-cell table:style-name="Table2.A2" office:value-type="string">
            <text:p text:style-name="P102">Red</text:p>
          </table:table-cell>
          <table:table-cell table:style-name="Table2.A2" office:value-type="string">
            <text:p text:style-name="P109"/>
          </table:table-cell>
          <table:table-cell table:style-name="Table2.A2" office:value-type="string">
            <text:p text:style-name="P109"/>
          </table:table-cell>
          <table:table-cell table:style-name="Table2.A2" office:value-type="string">
            <text:p text:style-name="P109"/>
          </table:table-cell>
          <table:table-cell table:style-name="Table2.A2" office:value-type="string">
            <text:p text:style-name="P109"/>
          </table:table-cell>
          <table:table-cell table:style-name="Table2.F2" office:value-type="string">
            <text:p text:style-name="P109">-</text:p>
          </table:table-cell>
        </table:table-row>
      </table:table>
      <text:p text:style-name="P45">Once again, <text:span text:style-name="T1">the Red pin is the common</text:span>.</text:p>
      <text:p text:style-name="P45"/>
      <text:p text:style-name="P45"><text:span text:style-name="T1">Current</text:span>: It's rated at 5V, so 5/25 = 0.200A or 200mA. <text:s/>Since the stepper library runs two pins at once all the time, the current will be 2 * 200mA, or <text:span text:style-name="T1">400mA</text:span>. <text:s/>That's way too much <text:span text:style-name="T32">for an Arduino</text:span>, so this motor is consigned to the parts cabinet <text:span text:style-name="T32">to await another project.</text:span></text:p>
      <text:p text:style-name="P45"/>
      <text:p text:style-name="P49">Turning back to the 12V motor, I'm having a lot of trouble finding a datasheet for it. Lots of places offer that part number motor in 12V, but the datasheets vary a lot – one even shows the 5 wires in the mechanical diagram, but shows only 4 in the electrical diagram. <text:s/>One seems reasonable: <text:a xlink:type="simple" xlink:href="http://www.emartee.com/product/41757/" text:style-name="Internet_20_link" text:visited-style-name="Visited_20_Internet_20_Link">http://www.emartee.com/product/41757/</text:a>, but it lists the resistance as 200ohms +/-7%, which is a long way from 160ohms. <text:s/>That suggests that <text:span text:style-name="T1">I should re-measure the resistance of each motor I use.</text:span></text:p>
      <text:p text:style-name="P49"/>
      <text:p text:style-name="P49">I'm leaning away from using the Arduino Stepper library because 1) it doesn't do half steps, and half steps on my old motor produced much higher torque 2) it leaves the motor energized at the end, meaning that my circuit would be burning 124mA constantly to keep the wheel from turning. <text:s/>The <text:soft-page-break/>unenergized motor seems to have enough torque to prevent the balanced lunar wheel from slipping.</text:p>
      <text:h text:style-name="P130" text:outline-level="3">October 28, 2015 – Integrating the 12V motor</text:h>
      <text:p text:style-name="P67">I need to find the steps per revolution. <text:s/>The emartee datasheet above gives a stride (step) angle of 5.625 degrees / 64 (it has a 1/64 gear ratio). <text:s text:c="2"/>So the steps per revolution is 360 / (5.625 / 64) = 4096.</text:p>
      <text:p text:style-name="P67">Using stepper(4096, pin...) and <text:span text:style-name="T33">calling step(1) 4096 times produced about... 8 and ¼ revolutions.</text:span></text:p>
      <text:p text:style-name="P66">Meanwhile, the Adafruit page for this stepper (<text:a xlink:type="simple" xlink:href="http://www.adafruit.com/products/918" text:style-name="Internet_20_link" text:visited-style-name="Visited_20_Internet_20_Link">http://www.adafruit.com/products/918</text:a>) says it has 32 steps per revolution <text:span text:style-name="T34">(not degrees per step)</text:span> with a 1/16.025 gear ratio. <text:s/>That gives <text:span text:style-name="T34">32 * 16.025 = 512.8 steps per revolution. <text:s/>Rounding to 513 minimizes the error.</text:span></text:p>
      <text:p text:style-name="P66">Using <text:span text:style-name="T1">stepper(513</text:span>, pin...) produced... something that looks a lot like one revolution.</text:p>
      <text:p text:style-name="P65">So for inexpensive parts like these stepper motors, just because a part has the same part number doesn't mean it has the same specifications.</text:p>
      <text:p text:style-name="P64">Note: because the true steps per revolution is 512.8 and we're rounding up to 513, using integer steps per revolution would have an error of 513 – 512.8 = 0.2 steps per revolution. <text:s/>That's an error of (360 / 512.8) * 0.2 = 0.14 degrees per revolution. <text:s/>Let's assume that the wheel would have to be 3 degrees off for the lunar image to not align well (we can measure what it really is once the clock is complete). <text:s/>So it would take 3 / 0.14 = about 21 revolutions to have a problem. <text:s/>Since our clock runs one revolution per month, that would take about 21 months, or 21 / 12 = very roughly two years running continuously without a reset to cause a problem. <text:s/>Since our house power goes out briefly several times per year (which would reset the wall-powered clock), this error doesn't look like it would be significant.</text:p>
      <text:p text:style-name="P63">I won't test RPMs because I'm going to use ms per step instead. But I will say that at 48 rpm and no load the motor ran nice and smoothly, <text:span text:style-name="T35">and below about 15 rpm it had an audible rattle.</text:span></text:p>
      <text:h text:style-name="Heading_20_2" text:outline-level="2">October 29, 2015 – Removed the Stepper library</text:h>
      <text:p text:style-name="Standard">Replaced the use of the Stepper library with my own code, so the motor would have more torque (by half-stepping) and be turned off when not in use – I expect the motor's unenergized torque will be enough to hold the wheel in place.</text:p>
      <text:p text:style-name="Standard"/>
      <text:p text:style-name="Standard">Experimented a bit with the motor, double-checking steps per revolution and range of RPM. Looks like <text:s/>the stepper motor work is completed!</text:p>
      <text:h text:style-name="Heading_20_2" text:outline-level="2">October 31, 2015 – Lunar disk arrived from Ponoko</text:h>
      <text:p text:style-name="Standard">The <text:span text:style-name="T37">laser cut </text:span>lunar disk I ordered <text:span text:style-name="T37">on October 24 </text:span>from Ponoko arrived today! <text:s/>The four screw holes for the setscrew hub, and the photo-interrupter slot were perfect, as was the engraving of the guides for painting the lunar disks. It would have taken a huge amount of work for me to cut those so accurately on my scrollsaw.</text:p>
      <text:p text:style-name="Standard"><text:line-break/>One small down side: the laser cutting burns the wood (duh), causing a smell that to me seemed like codfish oil – very unpleasantly fishy. <text:s/>After airing out the parts for a few hours that smell was negligible.</text:p>
      <text:p text:style-name="P50"/>
      <text:p text:style-name="P50">Once I fastened the disk securely to the stepper motor I found that there is a lot of play (a few degrees) in the motor angle when the motor is not energized – once the wheel stops, the lunar disk could be a few degrees one way or the other from where I want it. <text:s/>So I need to write a little stepper library <text:soft-page-break/>example to see what the play is when the motor is energized. <text:s/>I'd rather not keep the motor energized because that would burn about 224mA continuously, which is a lot for a wall clock to consume.</text:p>
      <text:p text:style-name="P50"/>
      <text:p text:style-name="P50">With the uncertainty of the wheel placement (the play), I'm wondering whether this would work better with a gearhead DC motor and a slot for each lunar disk, rather than an accurate stepper motor with a less accurate unenergized position. <text:s/>That would require precise placement of the photo-interrupter, but would likely (with a high gear ratio) have a lot less play.</text:p>
      <text:p text:style-name="P50"/>
      <text:p text:style-name="P51">P.S., about doing the parts cutting myself: I've finished reading “<text:span text:style-name="T1">Build your own CNC Machine</text:span>”, by Patrick Hood-Daniel and James Floyd Kelly: <text:a xlink:type="simple" xlink:href="http://www.amazon.com/Build-Your-Machine-Technology-Action/dp/1430224894" text:style-name="Internet_20_link" text:visited-style-name="Visited_20_Internet_20_Link">http://www.amazon.com/Build-Your-Machine-Technology-Action/dp/1430224894</text:a>. It sounds plausible that I could build one with little trouble and a lot of labor, resulting in something that could cut up to 2-foot by 4-foot pieces of wood and plastic. <text:s/>I'm still unclear on what CNC Open Source software to use, and what stepper motor control to use (e.g., an Arduino PC peripheral vs. a standalone Raspberry Pi or Edison).</text:p>
      <text:h text:style-name="Heading_20_2" text:outline-level="2">November 1, 2015 – checking the stepper play</text:h>
      <text:p text:style-name="P52">I tried leaving 1 pin energized rather than shutting off all stepper pins when the wheel stops. <text:s/>It didn't seem to make much difference. <text:s/><text:span text:style-name="T40">I tried the Stepper library, which leaves 2 pins active. <text:s/>It didn't seem to make much difference.</text:span></text:p>
      <text:p text:style-name="P52"/>
      <text:p text:style-name="P54">So it looks like this motor has a few degrees of play that I have to allow for. <text:s/>Seems odd in that positional accuracy is sort of what you want a stepper motor for.</text:p>
      <text:p text:style-name="P52"/>
      <text:p text:style-name="P53">Meanwhile I took a quick look at a few gearhead motors. <text:s/>The big disadvantage of those is that their stall current can be large (like 500mA to a couple Amps), and they're more expensive (midrange is about $12-$18).</text:p>
      <text:p text:style-name="P55">Turning to the mechanical design: the stepper motor mounting seems easy; the photo-interrupter is giving me fits because it has the breakout board has no mounting holes. <text:s/><text:span text:style-name="T41">Examining the board, there seemed to be room to drill two mounting holes, and it seemed to be a two-sided board with a ground plane. <text:s/>So I drilled two mounting holes through what seemed like empty space on the board. <text:s/>Checking with a multimeter, the mounting screw is connected to ground, but the holes don't seem to have done any damage. <text:s/>It's a hack, but it seems to work.</text:span></text:p>
      <text:h text:style-name="Heading_20_2" text:outline-level="2">November 3, 2015 – Checking resistance variation in stepper<text:span text:style-name="T42">s</text:span></text:h>
      <text:p text:style-name="P68">A friend of mine at work recently bought a set of <text:s/><text:span text:style-name="T31">28BYJ-48 5V </text:span>stepper motors, from a source <text:span text:style-name="T45">different</text:span> <text:span text:style-name="T45">from</text:span> AdaFruit. <text:s/>Based on the variation in datasheets I'd seen, I wanted to see if the resistance of these motors were different from the 5V motor I'd bought from AdaFruit.</text:p>
      <table:table table:name="Table4" table:style-name="Table4">
        <table:table-column table:style-name="Table4.A" table:number-columns-repeated="5"/>
        <table:table-column table:style-name="Table4.F"/>
        <table:table-row>
          <table:table-cell table:style-name="Table4.A1" office:value-type="string">
            <text:p text:style-name="P47">28BYJ-48 5V <text:span text:style-name="T42">#1</text:span></text:p>
          </table:table-cell>
          <table:table-cell table:style-name="Table4.A1" office:value-type="string">
            <text:p text:style-name="P103">Blue</text:p>
          </table:table-cell>
          <table:table-cell table:style-name="Table4.A1" office:value-type="string">
            <text:p text:style-name="P103">Pink</text:p>
          </table:table-cell>
          <table:table-cell table:style-name="Table4.A1" office:value-type="string">
            <text:p text:style-name="P103">Yellow</text:p>
          </table:table-cell>
          <table:table-cell table:style-name="Table4.A1" office:value-type="string">
            <text:p text:style-name="P103">Orange</text:p>
          </table:table-cell>
          <table:table-cell table:style-name="Table4.F1" office:value-type="string">
            <text:p text:style-name="P103">Red</text:p>
          </table:table-cell>
        </table:table-row>
        <table:table-row>
          <table:table-cell table:style-name="Table4.A2" office:value-type="string">
            <text:p text:style-name="P103">Blue</text:p>
          </table:table-cell>
          <table:table-cell table:style-name="Table4.A2" office:value-type="string">
            <text:p text:style-name="P112">-</text:p>
          </table:table-cell>
          <table:table-cell table:style-name="Table4.A2" office:value-type="string">
            <text:p text:style-name="P107"><text:span text:style-name="T42">51.7</text:span> ohm</text:p>
          </table:table-cell>
          <table:table-cell table:style-name="Table4.A2" office:value-type="string">
            <text:p text:style-name="P113">51.8</text:p>
          </table:table-cell>
          <table:table-cell table:style-name="Table4.A2" office:value-type="string">
            <text:p text:style-name="P113">51.4</text:p>
          </table:table-cell>
          <table:table-cell table:style-name="Table4.F2" office:value-type="string">
            <text:p text:style-name="P113">26.0</text:p>
          </table:table-cell>
        </table:table-row>
        <table:table-row>
          <table:table-cell table:style-name="Table4.A2" office:value-type="string">
            <text:p text:style-name="P103">Pink</text:p>
          </table:table-cell>
          <table:table-cell table:style-name="Table4.A2" office:value-type="string">
            <text:p text:style-name="P112"/>
          </table:table-cell>
          <table:table-cell table:style-name="Table4.A2" office:value-type="string">
            <text:p text:style-name="P112">-</text:p>
          </table:table-cell>
          <table:table-cell table:style-name="Table4.A2" office:value-type="string">
            <text:p text:style-name="P113">51.8</text:p>
          </table:table-cell>
          <table:table-cell table:style-name="Table4.A2" office:value-type="string">
            <text:p text:style-name="P113">51.4</text:p>
          </table:table-cell>
          <table:table-cell table:style-name="Table4.F2" office:value-type="string">
            <text:p text:style-name="P113">26.0</text:p>
          </table:table-cell>
        </table:table-row>
        <table:table-row>
          <table:table-cell table:style-name="Table4.A2" office:value-type="string">
            <text:p text:style-name="P103">Yellow</text:p>
          </table:table-cell>
          <table:table-cell table:style-name="Table4.A2" office:value-type="string">
            <text:p text:style-name="P112"/>
          </table:table-cell>
          <table:table-cell table:style-name="Table4.A2" office:value-type="string">
            <text:p text:style-name="P112"/>
          </table:table-cell>
          <table:table-cell table:style-name="Table4.A2" office:value-type="string">
            <text:p text:style-name="P112">-</text:p>
          </table:table-cell>
          <table:table-cell table:style-name="Table4.A2" office:value-type="string">
            <text:p text:style-name="P113">51.5</text:p>
          </table:table-cell>
          <table:table-cell table:style-name="Table4.F2" office:value-type="string">
            <text:p text:style-name="P113">26.1</text:p>
          </table:table-cell>
        </table:table-row>
        <table:table-row>
          <table:table-cell table:style-name="Table4.A2" office:value-type="string">
            <text:p text:style-name="P103">Orange</text:p>
          </table:table-cell>
          <table:table-cell table:style-name="Table4.A2" office:value-type="string">
            <text:p text:style-name="P112"/>
          </table:table-cell>
          <table:table-cell table:style-name="Table4.A2" office:value-type="string">
            <text:p text:style-name="P112"/>
          </table:table-cell>
          <table:table-cell table:style-name="Table4.A2" office:value-type="string">
            <text:p text:style-name="P112"/>
          </table:table-cell>
          <table:table-cell table:style-name="Table4.A2" office:value-type="string">
            <text:p text:style-name="P112">-</text:p>
          </table:table-cell>
          <table:table-cell table:style-name="Table4.F2" office:value-type="string">
            <text:p text:style-name="P113">25.7</text:p>
          </table:table-cell>
        </table:table-row>
        <table:table-row>
          <table:table-cell table:style-name="Table4.A2" office:value-type="string">
            <text:p text:style-name="P103">Red</text:p>
          </table:table-cell>
          <table:table-cell table:style-name="Table4.A2" office:value-type="string">
            <text:p text:style-name="P112"/>
          </table:table-cell>
          <table:table-cell table:style-name="Table4.A2" office:value-type="string">
            <text:p text:style-name="P112"/>
          </table:table-cell>
          <table:table-cell table:style-name="Table4.A2" office:value-type="string">
            <text:p text:style-name="P112"/>
          </table:table-cell>
          <table:table-cell table:style-name="Table4.A2" office:value-type="string">
            <text:p text:style-name="P112"/>
          </table:table-cell>
          <table:table-cell table:style-name="Table4.F2" office:value-type="string">
            <text:p text:style-name="P112">-</text:p>
          </table:table-cell>
        </table:table-row>
      </table:table>
      <text:p text:style-name="P56">Pretty close to the 50-51ohm and 25ohm I'd measured in my motor.</text:p>
      <text:p text:style-name="P56"><text:soft-page-break/></text:p>
      <table:table table:name="Table5" table:style-name="Table5">
        <table:table-column table:style-name="Table5.A" table:number-columns-repeated="5"/>
        <table:table-column table:style-name="Table5.F"/>
        <table:table-row>
          <table:table-cell table:style-name="Table5.A1" office:value-type="string">
            <text:p text:style-name="P47">28BYJ-48 5V <text:span text:style-name="T42">#2</text:span></text:p>
          </table:table-cell>
          <table:table-cell table:style-name="Table5.A1" office:value-type="string">
            <text:p text:style-name="P103">Blue</text:p>
          </table:table-cell>
          <table:table-cell table:style-name="Table5.A1" office:value-type="string">
            <text:p text:style-name="P103">Pink</text:p>
          </table:table-cell>
          <table:table-cell table:style-name="Table5.A1" office:value-type="string">
            <text:p text:style-name="P103">Yellow</text:p>
          </table:table-cell>
          <table:table-cell table:style-name="Table5.A1" office:value-type="string">
            <text:p text:style-name="P103">Orange</text:p>
          </table:table-cell>
          <table:table-cell table:style-name="Table5.F1" office:value-type="string">
            <text:p text:style-name="P103">Red</text:p>
          </table:table-cell>
        </table:table-row>
        <table:table-row>
          <table:table-cell table:style-name="Table5.A2" office:value-type="string">
            <text:p text:style-name="P103">Blue</text:p>
          </table:table-cell>
          <table:table-cell table:style-name="Table5.A2" office:value-type="string">
            <text:p text:style-name="P112">-</text:p>
          </table:table-cell>
          <table:table-cell table:style-name="Table5.A2" office:value-type="string">
            <text:p text:style-name="P107"><text:span text:style-name="T43">51.5</text:span> ohm</text:p>
          </table:table-cell>
          <table:table-cell table:style-name="Table5.A2" office:value-type="string">
            <text:p text:style-name="P114">51.2</text:p>
          </table:table-cell>
          <table:table-cell table:style-name="Table5.A2" office:value-type="string">
            <text:p text:style-name="P114">51.5</text:p>
          </table:table-cell>
          <table:table-cell table:style-name="Table5.F2" office:value-type="string">
            <text:p text:style-name="P114">25.7</text:p>
          </table:table-cell>
        </table:table-row>
        <table:table-row>
          <table:table-cell table:style-name="Table5.A2" office:value-type="string">
            <text:p text:style-name="P103">Pink</text:p>
          </table:table-cell>
          <table:table-cell table:style-name="Table5.A2" office:value-type="string">
            <text:p text:style-name="P112"/>
          </table:table-cell>
          <table:table-cell table:style-name="Table5.A2" office:value-type="string">
            <text:p text:style-name="P112">-</text:p>
          </table:table-cell>
          <table:table-cell table:style-name="Table5.A2" office:value-type="string">
            <text:p text:style-name="P114">51.6</text:p>
          </table:table-cell>
          <table:table-cell table:style-name="Table5.A2" office:value-type="string">
            <text:p text:style-name="P114">51.9</text:p>
          </table:table-cell>
          <table:table-cell table:style-name="Table5.F2" office:value-type="string">
            <text:p text:style-name="P114">26.0</text:p>
          </table:table-cell>
        </table:table-row>
        <table:table-row>
          <table:table-cell table:style-name="Table5.A2" office:value-type="string">
            <text:p text:style-name="P103">Yellow</text:p>
          </table:table-cell>
          <table:table-cell table:style-name="Table5.A2" office:value-type="string">
            <text:p text:style-name="P112"/>
          </table:table-cell>
          <table:table-cell table:style-name="Table5.A2" office:value-type="string">
            <text:p text:style-name="P112"/>
          </table:table-cell>
          <table:table-cell table:style-name="Table5.A2" office:value-type="string">
            <text:p text:style-name="P112">-</text:p>
          </table:table-cell>
          <table:table-cell table:style-name="Table5.A2" office:value-type="string">
            <text:p text:style-name="P114">51.7</text:p>
          </table:table-cell>
          <table:table-cell table:style-name="Table5.F2" office:value-type="string">
            <text:p text:style-name="P114">25.8</text:p>
          </table:table-cell>
        </table:table-row>
        <table:table-row>
          <table:table-cell table:style-name="Table5.A2" office:value-type="string">
            <text:p text:style-name="P103">Orange</text:p>
          </table:table-cell>
          <table:table-cell table:style-name="Table5.A2" office:value-type="string">
            <text:p text:style-name="P112"/>
          </table:table-cell>
          <table:table-cell table:style-name="Table5.A2" office:value-type="string">
            <text:p text:style-name="P112"/>
          </table:table-cell>
          <table:table-cell table:style-name="Table5.A2" office:value-type="string">
            <text:p text:style-name="P112"/>
          </table:table-cell>
          <table:table-cell table:style-name="Table5.A2" office:value-type="string">
            <text:p text:style-name="P112">-</text:p>
          </table:table-cell>
          <table:table-cell table:style-name="Table5.F2" office:value-type="string">
            <text:p text:style-name="P114">26.1</text:p>
          </table:table-cell>
        </table:table-row>
        <table:table-row>
          <table:table-cell table:style-name="Table5.A2" office:value-type="string">
            <text:p text:style-name="P103">Red</text:p>
          </table:table-cell>
          <table:table-cell table:style-name="Table5.A2" office:value-type="string">
            <text:p text:style-name="P112"/>
          </table:table-cell>
          <table:table-cell table:style-name="Table5.A2" office:value-type="string">
            <text:p text:style-name="P112"/>
          </table:table-cell>
          <table:table-cell table:style-name="Table5.A2" office:value-type="string">
            <text:p text:style-name="P112"/>
          </table:table-cell>
          <table:table-cell table:style-name="Table5.A2" office:value-type="string">
            <text:p text:style-name="P112"/>
          </table:table-cell>
          <table:table-cell table:style-name="Table5.F2" office:value-type="string">
            <text:p text:style-name="P112">-</text:p>
          </table:table-cell>
        </table:table-row>
      </table:table>
      <text:p text:style-name="P56"/>
      <text:p text:style-name="P57"/>
      <table:table table:name="Table6" table:style-name="Table6">
        <table:table-column table:style-name="Table6.A" table:number-columns-repeated="5"/>
        <table:table-column table:style-name="Table6.F"/>
        <table:table-row>
          <table:table-cell table:style-name="Table6.A1" office:value-type="string">
            <text:p text:style-name="P48">28BYJ-48 5V <text:span text:style-name="T42">#3</text:span></text:p>
          </table:table-cell>
          <table:table-cell table:style-name="Table6.A1" office:value-type="string">
            <text:p text:style-name="P104">Blue</text:p>
          </table:table-cell>
          <table:table-cell table:style-name="Table6.A1" office:value-type="string">
            <text:p text:style-name="P104">Pink</text:p>
          </table:table-cell>
          <table:table-cell table:style-name="Table6.A1" office:value-type="string">
            <text:p text:style-name="P104">Yellow</text:p>
          </table:table-cell>
          <table:table-cell table:style-name="Table6.A1" office:value-type="string">
            <text:p text:style-name="P104">Orange</text:p>
          </table:table-cell>
          <table:table-cell table:style-name="Table6.F1" office:value-type="string">
            <text:p text:style-name="P104">Red</text:p>
          </table:table-cell>
        </table:table-row>
        <table:table-row>
          <table:table-cell table:style-name="Table6.A2" office:value-type="string">
            <text:p text:style-name="P104">Blue</text:p>
          </table:table-cell>
          <table:table-cell table:style-name="Table6.A2" office:value-type="string">
            <text:p text:style-name="P115">-</text:p>
          </table:table-cell>
          <table:table-cell table:style-name="Table6.A2" office:value-type="string">
            <text:p text:style-name="P108"><text:span text:style-name="T44">51.3</text:span> ohm</text:p>
          </table:table-cell>
          <table:table-cell table:style-name="Table6.A2" office:value-type="string">
            <text:p text:style-name="P116">51.2</text:p>
          </table:table-cell>
          <table:table-cell table:style-name="Table6.A2" office:value-type="string">
            <text:p text:style-name="P116">51.0</text:p>
          </table:table-cell>
          <table:table-cell table:style-name="Table6.F2" office:value-type="string">
            <text:p text:style-name="P116">25.7</text:p>
          </table:table-cell>
        </table:table-row>
        <table:table-row>
          <table:table-cell table:style-name="Table6.A2" office:value-type="string">
            <text:p text:style-name="P104">Pink</text:p>
          </table:table-cell>
          <table:table-cell table:style-name="Table6.A2" office:value-type="string">
            <text:p text:style-name="P115"/>
          </table:table-cell>
          <table:table-cell table:style-name="Table6.A2" office:value-type="string">
            <text:p text:style-name="P115">-</text:p>
          </table:table-cell>
          <table:table-cell table:style-name="Table6.A2" office:value-type="string">
            <text:p text:style-name="P116">51.4</text:p>
          </table:table-cell>
          <table:table-cell table:style-name="Table6.A2" office:value-type="string">
            <text:p text:style-name="P116">51.1</text:p>
          </table:table-cell>
          <table:table-cell table:style-name="Table6.F2" office:value-type="string">
            <text:p text:style-name="P116">25.8</text:p>
          </table:table-cell>
        </table:table-row>
        <table:table-row>
          <table:table-cell table:style-name="Table6.A2" office:value-type="string">
            <text:p text:style-name="P104">Yellow</text:p>
          </table:table-cell>
          <table:table-cell table:style-name="Table6.A2" office:value-type="string">
            <text:p text:style-name="P115"/>
          </table:table-cell>
          <table:table-cell table:style-name="Table6.A2" office:value-type="string">
            <text:p text:style-name="P115"/>
          </table:table-cell>
          <table:table-cell table:style-name="Table6.A2" office:value-type="string">
            <text:p text:style-name="P115">-</text:p>
          </table:table-cell>
          <table:table-cell table:style-name="Table6.A2" office:value-type="string">
            <text:p text:style-name="P116">51.1</text:p>
          </table:table-cell>
          <table:table-cell table:style-name="Table6.F2" office:value-type="string">
            <text:p text:style-name="P116">25.8</text:p>
          </table:table-cell>
        </table:table-row>
        <table:table-row>
          <table:table-cell table:style-name="Table6.A2" office:value-type="string">
            <text:p text:style-name="P104">Orange</text:p>
          </table:table-cell>
          <table:table-cell table:style-name="Table6.A2" office:value-type="string">
            <text:p text:style-name="P115"/>
          </table:table-cell>
          <table:table-cell table:style-name="Table6.A2" office:value-type="string">
            <text:p text:style-name="P115"/>
          </table:table-cell>
          <table:table-cell table:style-name="Table6.A2" office:value-type="string">
            <text:p text:style-name="P115"/>
          </table:table-cell>
          <table:table-cell table:style-name="Table6.A2" office:value-type="string">
            <text:p text:style-name="P115">-</text:p>
          </table:table-cell>
          <table:table-cell table:style-name="Table6.F2" office:value-type="string">
            <text:p text:style-name="P116">25.5</text:p>
          </table:table-cell>
        </table:table-row>
        <table:table-row>
          <table:table-cell table:style-name="Table6.A2" office:value-type="string">
            <text:p text:style-name="P104">Red</text:p>
          </table:table-cell>
          <table:table-cell table:style-name="Table6.A2" office:value-type="string">
            <text:p text:style-name="P115"/>
          </table:table-cell>
          <table:table-cell table:style-name="Table6.A2" office:value-type="string">
            <text:p text:style-name="P115"/>
          </table:table-cell>
          <table:table-cell table:style-name="Table6.A2" office:value-type="string">
            <text:p text:style-name="P115"/>
          </table:table-cell>
          <table:table-cell table:style-name="Table6.A2" office:value-type="string">
            <text:p text:style-name="P115"/>
          </table:table-cell>
          <table:table-cell table:style-name="Table6.F2" office:value-type="string">
            <text:p text:style-name="P115">-</text:p>
          </table:table-cell>
        </table:table-row>
      </table:table>
      <text:p text:style-name="P57"/>
      <text:p text:style-name="P58">So those motors from another source seem pretty much the same as the one I bought from AdaFruit, which is good.</text:p>
      <text:p text:style-name="P58"/>
      <text:p text:style-name="P58">Meanwhile, I read a little about MDF and Acrylic paint. <text:s/>It turns out artists who work in acrylic often paint on MDF, and strongly recommend a sealer to prevent the paint from absorbing into the MDF and causing it to swell. <text:s/><text:span text:style-name="T46">I think I'll try Krylon clear acrylic coating aerosol spray paint on the lunar disk.</text:span></text:p>
      <text:p text:style-name="P58"/>
      <text:p text:style-name="P59">I soldered the photo-interrupter parts to the Sparkfun breakout board that I'd drilled two holes in, and tested it: it seems fine.</text:p>
      <text:h text:style-name="Heading_20_2" text:outline-level="2">November 22, 2015 – failed at wiring the photo-interrupter; sealed the lunar disk</text:h>
      <text:p text:style-name="P69">For some reason I'm having a terrible time attaching simple Molex crimp connectors to some old Cat 3 telephone cable. <text:s/>I intend the cable to connect the photo-interrupter to the breadboard. <text:s/>I tried several times and for some reason the wires kept breaking at the point they attach to the crimp connector – I'm not sure what's wrong. <text:s/>I'm a bit stumped. <text:span text:style-name="T48">Maybe the wire is so old it's become brittle – it is after all solid wire rather than stranded.</text:span></text:p>
      <text:p text:style-name="P70">Today I sprayed the lunar disk with Krylon Crystal Clear Acrylic Coating 1303A <text:span text:style-name="T48">(</text:span><text:a xlink:type="simple" xlink:href="http://www.amazon.com/Krylon-1303-Acrylic-Crystal-11-Ounce/dp/B00023JE7K" text:style-name="Internet_20_link" text:visited-style-name="Visited_20_Internet_20_Link"><text:span text:style-name="T48">http://www.amazon.com/Krylon-1303-Acrylic-Crystal-11-Ounce/dp/B00023JE7K</text:span></text:a><text:span text:style-name="T48">)</text:span>, to seal the disk so I can paint the lunar images onto it.</text:p>
      <text:p text:style-name="P69">I've been a bit distracted by the Build Your Own CNC Machine project, <text:span text:style-name="T47">as I put off designing the front of the lunar clock, which is artistically the complex part.</text:span></text:p>
      <text:h text:style-name="Heading_20_3" text:outline-level="3"><text:soft-page-break/>December 31, 2015 – bought paints</text:h>
      <text:p text:style-name="P71">Today I bought a starter set ofAcrylic paints (similar to <text:a xlink:type="simple" xlink:href="http://www.amazon.com/Art-Advantage-4-Ounce-Acrylic-Primary/dp/B0025TZ05O" text:style-name="Internet_20_link" text:visited-style-name="Visited_20_Internet_20_Link">http://www.amazon.com/Art-Advantage-4-Ounce-Acrylic-Primary/dp/B0025TZ05O</text:a>) and brushes <text:span text:style-name="T49">(</text:span><text:a xlink:type="simple" xlink:href="http://www.amazon.com/Connoisseur-Fine-Art-Products-Protege/dp/B00HNKTK06" text:style-name="Internet_20_link" text:visited-style-name="Visited_20_Internet_20_Link"><text:span text:style-name="T49">http://www.amazon.com/Connoisseur-Fine-Art-Products-Protege/dp/B00HNKTK06</text:span></text:a><text:span text:style-name="T49">)</text:span> from a local artists' supply. Acrylic paints are non-toxic, and - while wet - wash out with water.</text:p>
      <text:h text:style-name="Heading_20_3" text:outline-level="3">January 1, 2016 – Wired and mounted the photo-interrupter</text:h>
      <text:p text:style-name="P72">I tried the Molex crimp connectors on 22 gauge stranded (vs. solid) wire. <text:s/>After a few false starts the crimping worked fine. <text:s/>I then realized the reason I was having such trouble with the cat3 wire: the crimper has a wide side (for the insulated wire) and a narrow side (for the connector). When I was trying to crimp onto the cat3, I was probably putting the connector in backwards, which made the insulation crimp far too tightly, breaking the wire. </text:p>
      <text:p text:style-name="P72">At any rate, the stranded wire will be more flexible than solid wire would, so that's a good step.</text:p>
      <text:p text:style-name="P72">I wrote a blog entry today about how I modified an angle bracket (“corner bracket”) to mount the photo-interrupter. <text:s/>I hacksawed one end of the bracket to make it low enough, then drilled three mounting holes: one to connect to the mdf connected to the photo-interrupter breakout board, and two to connect to the strip of mdf that holds the stepper motor. <text:s/>It worked great.</text:p>
      <text:p text:style-name="P72">With that mounting in place, I temporarily adjusted some constants so that the proper lunar image appears opposite the photo-interrupter.</text:p>
      <text:h text:style-name="Heading_20_2" text:outline-level="2">September 1, 2017 – <text:span text:style-name="T50">considering replacing the Arduino; reviving the project.</text:span></text:h>
      <text:p text:style-name="P73">Sparkfun has discontinued the Transmogrishield. Also, an Arduino Mega seems way overkill for what I want to do. In the meantime, I’ve had good success playing with a Sparkfun ESP8266 Thing dev board, which looks like a promising replacement.</text:p>
      <text:p text:style-name="P74">Since the ESP8266 is a 3.3V part rather than a 5V part, I need to check and/or adapt the I/O circuits to work with 3.3V instead of 5V. Good news: the TIP120 seems to happily turn on at 2.5V, so using a 3.3V Arduino output should work fine.</text:p>
      <text:p text:style-name="P74">Bad news: the Photo-Interruptor I’m using is clearly a 5V part: <text:span text:style-name="T51">the datasheet says Vcc must be 4.5V to 17V, and the sensor output High level has a minimum of 4.9V.</text:span></text:p>
      <text:p text:style-name="P75">Mixed news: the ESP8266 power supply must be no higher than 6V, so I can’t power it with a nominally 9V Arduino supply and use that 9V to drive the stepper motor. So it looks like I should try powering the ESP8266 from a USB charger, and use the <text:span text:style-name="T52">(5V I assume) VIn pin to drive the stepper motor, the photo-interrupter, and a 3.3V-5V level shifter. If Vin isn’t regulated well enough, I can add a 5V regulator; I have bunches of those left over from my PIC development days.</text:span></text:p>
      <text:p text:style-name="P76">Since I’m now very comfortable with design for 3D printing, I should reexamine what parts of the project can be 3D printed.</text:p>
      <text:p text:style-name="P77">Good news: I plugged in the stepper motor and photo-interruptor, plugged a USB cable into the Mega, and the circuit worked. <text:s/>I’m used to projects sort of falling apart if you leave them alone for over a year, but this one seems to be working.</text:p>
      <text:p text:style-name="P77">I measured the voltage to the stepper motor, and it was 4.3V (I’d expect 5V from a USB cable, but 4.3V is ok). The stepper seems to have enough energy to move the lunar imges disk. It’s easy to stop it <text:soft-page-break/>with a finger, but I think it will work fine with 5V.</text:p>
      <text:h text:style-name="Heading_20_2" text:outline-level="2">September 2, 2017 – <text:span text:style-name="T62">Getting Arduino to compile ESP8266 Sketches again</text:span></text:h>
      <text:p text:style-name="P78">Plugged in an ESP8266 Thing Dev board into my Windows machine and started Arduino IDE… it doesn’t have the ESP8266 support installed. The weird thing is that I could swear that around July I had tried out the ESP8266 Thing, Red Bear BLE, and one or two other unusual Sparkfun IoT boards. Perhaps I removed the support for them when I was done? That rings a bell.</text:p>
      <text:p text:style-name="P78">At any rate, I reconciled my github repo copy <text:span text:style-name="T62">of LunarClock</text:span> and reinstalled the ESP8266 Arduino support, selected Sparkfun EXP8266 Thing Dev board, plugged in my board and compiled the LunarClock Sketch (with errors).</text:p>
      <text:p text:style-name="P78">My main concern <text:span text:style-name="T62">now</text:span>: does the ESP8266 Thing Dev board have the Ram and Flash necessary to run the Lunar Clock Sketch? I imagine <text:span text:style-name="T53">it has enough because it’s designed to do the sort of thing I’m doing: talk to a web site and control a few things.</text:span></text:p>
      <text:p text:style-name="P79">Back to the compile errors: the error text gave no insight into the problem, so I decided to compile and run Blink first. <text:s/><text:span text:style-name="T54">Blink didn’t compile either. Hmm. Tried compiling for Arduino Uno and Blink. Compiled fine. Uninstalled and reinstalled the ESP8266 board support; blink still didn’t compile. The error is nothing more than</text:span></text:p>
      <text:p text:style-name="P80">Arduino: 1.8.4 (Windows 10), Board: "SparkFun ESP8266 Thing Dev, 80 MHz, 115200"</text:p>
      <text:p text:style-name="P80">…</text:p>
      <text:p text:style-name="P80">"C:\Users\Brad\AppData\Local\Temp\arduino_build_934615\preproc\ctags_target_for_gcc_minus_e.cpp"</text:p>
      <text:p text:style-name="P80">exit status -1073741515</text:p>
      <text:p text:style-name="P80">Error compiling for board SparkFun ESP8266 Thing Dev.</text:p>
      <text:p text:style-name="P83">I’m beginning to suspect I messed up my Arduino installation by uninstalling the ESP8266 support <text:span text:style-name="T62">a few months back</text:span>. Some Windows components don’t like things being uninstalled an reinstalled (they are <text:span text:style-name="T62">Bad Code</text:span>, of course). My next course is to uninstall Arduino IDE and reinstall it. It doesn’<text:span text:style-name="T62">t</text:span> help that Windows 10 Software Store hides almost all details of the installation.</text:p>
      <text:p text:style-name="P80"><text:span text:style-name="T55">Googling a bit shows that the error I’m getting seems to be associated with “can’t find a component”. So I’m going through the prerequisites of ESP8266 development, at </text:span><text:a xlink:type="simple" xlink:href="http://esp8266.github.io/Arduino/versions/2.3.0/doc/installing.html" text:style-name="Internet_20_link" text:visited-style-name="Visited_20_Internet_20_Link"><text:span text:style-name="T55">http://esp8266.github.io/Arduino/versions/2.3.0/doc/installing.html</text:span></text:a><text:span text:style-name="T55">. <text:s/>The prerequisites are:</text:span></text:p>
      <text:list xml:id="list3261163055" text:style-name="L4">
        <text:list-item>
          <text:p text:style-name="P129">Arduino 1.6.8 (or newer, if you know what you are doing)</text:p>
          <text:list>
            <text:list-item>
              <text:p text:style-name="P129">This one is a bit of a puzzle, because different Arduino platforms seem to have different basic version numbers. My Windows 10 Arduino IDE reports its version as 1.8.4.</text:p>
            </text:list-item>
          </text:list>
        </text:list-item>
        <text:list-item>
          <text:p text:style-name="P129">(installed) git</text:p>
        </text:list-item>
        <text:list-item>
          <text:p text:style-name="P129">(installed. I have python v2.7.12) python 2.7</text:p>
        </text:list-item>
        <text:list-item>
          <text:p text:style-name="P129">(comes with Windows) terminal, console, or command prompt (depending on you OS)</text:p>
        </text:list-item>
        <text:list-item>
          <text:p text:style-name="P129">(Yes) Internet connection</text:p>
        </text:list-item>
      </text:list>
      <text:p text:style-name="P81"><text:span text:style-name="T56">S</text:span><text:span text:style-name="T55">ince I have the prerequisites, I guess I do need to uninstall and reinstall the Arduino IDE. Bummer, dude. </text:span><text:span text:style-name="T57">By the way, searching for “esp8266” on my C: drive turns up no less than 6 copies of what looks </text:span><text:soft-page-break/><text:span text:style-name="T57">like ESP8266 support. Tip to developers: if your app has a cache, provide a way to clear it.</text:span></text:p>
      <text:p text:style-name="P82"><text:span text:style-name="T57">U</text:span><text:span text:style-name="T55">sing the Arduino IDE board manager, I uninstalled ESP8266 support, then I searched for “esp8266” in the file explorer again. <text:s/></text:span><text:span text:style-name="T58">It still turns up over 5 copies of esp8266, under AppData/Arduino and <text:s/>Documents/ArduinoData.</text:span></text:p>
      <text:p text:style-name="P85"><text:span text:style-name="T58">I</text:span><text:span text:style-name="T55">n preparing to uninstall Arduino IDE, I </text:span><text:span text:style-name="T60">took</text:span><text:span text:style-name="T55"> the </text:span><text:span text:style-name="T59">opportunity to clear out a lot of obsolete Sketches I’ve written over the past few years.</text:span></text:p>
      <text:p text:style-name="P85"><text:span text:style-name="T60">Moved my Sketches and libraries to a backup folder, uninstalled Arduino, manually deleted the Arduino folder, the ArduinoData folder, AppData/…/Arduino15 folder. Verified that all esp8266 folders were gone, via search in File Explorer for “esp8266”. Rebooted, downloaded Arduino 1.8.4 (rather than installing from Windows Store), moved back my Sketches and libraries. Checked that Arduino compiles Blink for Uno. Installed ESP8266 2.3.0 support from Sparkfun instructions (actually, community instructions at </text:span><text:a xlink:type="simple" xlink:href="https://github.com/esp8266/Arduino#installing-with-boards-manager" text:style-name="Internet_20_link" text:visited-style-name="Visited_20_Internet_20_Link"><text:span text:style-name="T60">https://github.com/esp8266/Arduino#installing-with-boards-manager</text:span></text:a><text:span text:style-name="T60">). </text:span></text:p>
      <text:p text:style-name="P86"><text:span text:style-name="T60">S</text:span><text:span text:style-name="T55">UCCESS! Blink compiled fine for Sparkfun ESP8266 Thing Dev board.</text:span></text:p>
      <text:h text:style-name="Heading_20_3" text:outline-level="3">Porting LunarClock to ESP8266</text:h>
      <text:p text:style-name="P87">Compiled LunarClock for Sparkfun ESP8266 Thing Dev board. Of course, it doesn’t like the CC3300 library inclusion. <text:span text:style-name="T61">Tried to do some quick hacks to get LunarClock to compile, but after a lot of slogging through compile errors, decided there’s too much to rewrite.</text:span></text:p>
      <text:p text:style-name="P88">I wrote a simple echo Http Get client for ESP8266, and it (eventually) worked. Folded those changes into LunarClock, and they don’t connect. Hmmm.</text:p>
      <text:p text:style-name="P88">Modified write_eeprom_strings to work for ESP8266, and to remove the obsolete .length() call. Folded those changes into Lunar Clock.</text:p>
      <text:p text:style-name="P88">Current state: Lunar Clock successfully reads the Wifi SSID and password, but doesn’t seem to connect. <text:s/>Need to add code to detect failures other than ‘not yet connected’.</text:p>
      <text:p text:style-name="P89">After MUCH experimentation, I found the connection problem was the Lunar Clock large delay() calls. I had seen a note in the ESP8266 library documentation that said to avoid long periods when the WiFi could not run in the background. I hadn’t realized that delay(5000) gives the WiFi only one chance to run in a 5 second period of time – which is too long.</text:p>
      <text:p text:style-name="P84">Fixing that, the next problem was that the ESP8266 Http library doesn’t return headers via the main stream. I temporarily <text:span text:style-name="T63">commented out the date reading code, and the Web interface code now properly reads the age and illumination of the moon again!</text:span></text:p>
      <text:h text:style-name="Heading_20_2" text:outline-level="2">September 3, 2017 – Wir<text:span text:style-name="T64">ing</text:span> the Stepper motor, <text:span text:style-name="T65">photo-interrupter, and fixing wifi again</text:span></text:h>
      <text:p text:style-name="P90">I transferred the stepper motor transistor circuit from the Mega breadboard to the ESP8266 breadboard, <text:span text:style-name="T65">updated the pin numbers in the Sketch, wired the common stepper pin to 5V (V_USB) on the ESP8266, and changed the Sketch state machine to start at rotating the disk. It worked the first time!</text:span></text:p>
      <text:p text:style-name="P91">Note: the current calculations above show that the stepper motor will be pulling about 124mA on a 50% duty cycle while the disk is turning. The <text:span text:style-name="T67">ESP8266 Thing Dev schematic suggests the V_USB is the nominal 5V directly from the USB connector, so I think a USB supply should be able to supply the 124mA we need.</text:span></text:p>
      <text:p text:style-name="P92"><text:span text:style-name="T68">Dug through my Sparkfun boxes</text:span> <text:span text:style-name="T68">to find</text:span> the level shifter I bought from Sparkfun a while ago. <text:span text:style-name="T67">I need it </text:span><text:soft-page-break/><text:span text:style-name="T67">to shift the photo-interrupter output from 5V to 3.3V. I soldered the header pins onto the level shifter.</text:span></text:p>
      <text:p text:style-name="P93">Wired up the level shifter. When I turned on the ESP8266, it just kept resetting, which suggests that the circuit is miswired. <text:s/>Disconnected the level shifter output from pin 2 and it worked fine (but of course can’t sense the photo-interrupter). After a bit of probing with a voltmeter to see that voltages on both sides of the level shifter looked good, I noticed that the 5V power supply reads 4.87V while the stepper motor is running and 4.96V when it isn’t. <text:s/>That difference tells me that the power supply isn’t capable of driving the stepper motor :-( <text:span text:style-name="T69">Measured the current draw of the motor while it’s running: average 72mA, which is what I expected: ~124mA at 50% duty cycle = ~62mA.</text:span></text:p>
      <text:p text:style-name="P94">On a whim, connected the photo-interrupter output directly to pin 2 (photo interrupter input). It caused continuous resets <text:span text:style-name="T70">(on reflection, that was a really bad idea, to connect a 5V output to an ESP8266 3.3V input). Suspecting something magic about pin 2, I changed the code to use pin 15 for the photo-interrupter, wired pin 15 to the ouput of the level shifter, and the slot detection now works.</text:span></text:p>
      <text:p text:style-name="P95">Unfortunately, after the stepper motor rotates to the first moon image position and the Sketch starts trying to connect to the WiFi router, it shows the same problem it had before I removed the long delay() calls: it just waits and waits and never connects.</text:p>
      <text:p text:style-name="P95">To test that the web query still works, I changed the code back to start with the web query rather than the disk rotation. The Sketch successfully connected to the router, but failed to get the web page. Manually attempting to read that page via Chrome returned a timeout – I wonder whether the site is just temporarily down (it’s Sunday of a Bank Holiday in the UK) or whether the site has decided my IP address has been making too many queries, and blocked my IP. I’ll assume the first and try again later.</text:p>
      <text:p text:style-name="P95">At any rate, the experiment showed the connection to the router succeeds if it’s done first, and fails if it’s attempted after running the stepper motor.</text:p>
      <text:p text:style-name="P96">Messing with the delays in the find-the-slot code, I found that if the Sketch rotates the disk only a little, the wifi connection works; if it rotates it a lot, the wifi connection fails. I wonder whether the loop simply can’t take a long time, regardless of whether delay() is called within that long delay.</text:p>
      <text:p text:style-name="P96"><text:span text:style-name="T72">Started rewriting</text:span> the wheel movement code to make “move the wheel <text:span text:style-name="T71">a</text:span> step” be part of the state machine.</text:p>
      <text:h text:style-name="Heading_20_2" text:outline-level="2">Monday September 4, 2017 – Rewriting the state machine</text:h>
      <text:p text:style-name="P97">On a hunch, I added a 1000 microFarad capacitor between the stepper motor’s power and ground. It’s probably useful, but it didn’t fix the inability to connect to the WiFi router.</text:p>
      <text:p text:style-name="P98">Realised I’m changing way too many things at once, so decided to back up and 1) clean up the code layout and variable names without changing the logic then 2) rewrite the state machine to make rotating the disk by one step part of the state machine.</text:p>
      <text:p text:style-name="P99">Did a commit of just name/order changes (no semantic changes).</text:p>
      <text:p text:style-name="P99">Modified the state machine; haven’t tested that code yet.</text:p>
      <text:h text:style-name="Heading_20_2" text:outline-level="2">Tuesday September 5, 2017 – Net seems to work?</text:h>
      <text:p text:style-name="P100">I read a few examples and comments about the ESP8266 Arduino library, and decided to add some configuration to the setup(): 1) Explicitly putting the WiFi in Station (client) mode – it’s possible the default is dual, that is client plus a soft access point</text:p>
      <text:p text:style-name="P100">Tried out the new state machine code for finding the disk slot; code that does only one step() per loop() <text:soft-page-break/>rather than executing one loop() that takes seconds to finish. That seems to work great, but the net didn’t connect.</text:p>
      <text:p text:style-name="P100">I then added two more explicit WiFi settings in setup(): <text:s/>1) turn off autoconnect – some users complain that by default the lib tries to connect using the last-used parameters, 2) explicitly turned on reconnect() - seemed like a good idea to reconnect automatically if the connection drops. Although now that I think about it, I’m not sure I want this device to be continuously connected to the AP. ...although it sounds like continuous connection is the model the ESP8266 lib developers used.</text:p>
      <text:p text:style-name="P100">With the added calls, the WiFi part seems to work! On reboot the disk rotates to the slot, then rotates to the first lunar image, then successfully connects to the net (after a little while, but not an unreasonable time). Score!</text:p>
      <text:h text:style-name="Heading_20_2" text:outline-level="2">Next Steps</text:h>
      <text:list xml:id="list3813320232" text:style-name="L5">
        <text:list-item>
          <text:p text:style-name="P128">Rewrite the moving to a given lunar image so that it does only one step() per loop().</text:p>
        </text:list-item>
        <text:list-item>
          <text:p text:style-name="P121">Finish porting the HTTP code:</text:p>
          <text:list>
            <text:list-item>
              <text:p text:style-name="P122">Move the WiFi.begin() call to setup, and just do a wait for connection in the loop() network stuff. That is, explicitly go with the model that the ESP8266 is always connected to the router.</text:p>
            </text:list-item>
            <text:list-item>
              <text:p text:style-name="P123">See if there’s a way to set the security type and timeout for connecting to the WiFi router.</text:p>
            </text:list-item>
            <text:list-item>
              <text:p text:style-name="P123">See if there’s a way to read the HTTP Get response header in the ESP8266 library.</text:p>
            </text:list-item>
          </text:list>
        </text:list-item>
        <text:list-item>
          <text:p text:style-name="P124">Sketch out the front of the clock: clouds, moon, dog, house, stars, etc. <text:s/>Use Ponoko to cut out those parts as well.</text:p>
        </text:list-item>
        <text:list-item>
          <text:p text:style-name="P125">Design and make a basic box for the first clock prototype, including mounts for the motor and opto-interrupter.</text:p>
        </text:list-item>
        <text:list-item>
          <text:p text:style-name="P126">paint the lunar disk.</text:p>
        </text:list-item>
        <text:list-item>
          <text:p text:style-name="P127">Write the rest of the state machine: retrying a failed wifi query; sleeping a day to query a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 </meta:initial-creator>
    <meta:creation-date>2015-04-26T17:21:21</meta:creation-date>
    <dc:date>2017-09-05T09:18:37.621000000</dc:date>
    <meta:editing-duration>P1DT2H53M25S</meta:editing-duration>
    <meta:editing-cycles>141</meta:editing-cycles>
    <meta:generator>LibreOffice/5.3.4.2$Windows_X86_64 LibreOffice_project/f82d347ccc0be322489bf7da61d7e4ad13fe2ff3</meta:generator>
    <meta:document-statistic meta:table-count="6" meta:image-count="0" meta:object-count="0" meta:page-count="24" meta:paragraph-count="655" meta:word-count="9559" meta:character-count="58188" meta:non-whitespace-character-count="47764"/>
  </office:meta>
</office:document-meta>
</file>